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2.608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5862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1"/>
    <style:style style:name="ce1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2" office:value-type="string" calcext:value-type="string">
            <text:p>n</text:p>
          </table:table-cell>
          <table:table-cell table:style-name="ce3" office:value-type="string" calcext:value-type="string">
            <text:p>Sturges</text:p>
          </table:table-cell>
          <table:table-cell table:style-name="ce3" office:value-type="string" calcext:value-type="string">
            <text:p>Gholamy</text:p>
          </table:table-cell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Freedman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+LOG([.B3])/LOG(2)" office:value-type="float" office:value="1" calcext:value-type="float">
            <text:p>1</text:p>
          </table:table-cell>
          <table:table-cell table:style-name="ce1" table:formula="of:=POWER([.B3];1/3)" office:value-type="float" office:value="1" calcext:value-type="float">
            <text:p>1</text:p>
          </table:table-cell>
          <table:table-cell table:style-name="ce1" table:formula="of:=3.5*POWER([.B3];1/3)" office:value-type="float" office:value="3.5" calcext:value-type="float">
            <text:p>4</text:p>
          </table:table-cell>
          <table:table-cell table:style-name="ce1" table:formula="of:=1.348*POWER([.B3];1/3)" office:value-type="float" office:value="1.348" calcext:value-type="float">
            <text:p>1</text:p>
          </table:table-cell>
          <table:table-cell table:style-name="ce4" table:formula="of:=LOG([.A3])/LOG(16)" office:value-type="float" office:value="0" calcext:value-type="float">
            <text:p>0.000</text:p>
          </table:table-cell>
          <table:table-cell table:style-name="ce4" table:formula="of:=LOG([.B3];1+1/8)" office:value-type="float" office:value="0" calcext:value-type="float">
            <text:p>0.000</text:p>
          </table:table-cell>
          <table:table-cell table:style-name="ce1" table:formula="of:=POWER(1+1/8;[.H3])" office:value-type="float" office:value="1" calcext:value-type="float">
            <text:p>1</text:p>
          </table:table-cell>
        </table:table-row>
        <table:table-row table:style-name="ro1">
          <table:table-cell table:style-name="Default" table:formula="of:=[.A3]+1" office:value-type="float" office:value="2" calcext:value-type="float">
            <text:p>2</text:p>
          </table:table-cell>
          <table:table-cell table:style-name="ce1" table:formula="of:=[.B3]*10" office:value-type="float" office:value="10" calcext:value-type="float">
            <text:p>10</text:p>
          </table:table-cell>
          <table:table-cell table:style-name="ce1" table:formula="of:=1+LOG([.B4])/LOG(2)" office:value-type="float" office:value="4.32192809488736" calcext:value-type="float">
            <text:p>4</text:p>
          </table:table-cell>
          <table:table-cell table:style-name="ce1" table:formula="of:=POWER([.B4];1/3)" office:value-type="float" office:value="2.15443469003188" calcext:value-type="float">
            <text:p>2</text:p>
          </table:table-cell>
          <table:table-cell table:style-name="ce1" table:formula="of:=3.5*POWER([.B4];1/3)" office:value-type="float" office:value="7.54052141511159" calcext:value-type="float">
            <text:p>8</text:p>
          </table:table-cell>
          <table:table-cell table:style-name="ce1" table:formula="of:=1.348*POWER([.B4];1/3)" office:value-type="float" office:value="2.90417796216298" calcext:value-type="float">
            <text:p>3</text:p>
          </table:table-cell>
          <table:table-cell table:style-name="ce4" table:formula="of:=LOG([.A4])/LOG(16)" office:value-type="float" office:value="0.25" calcext:value-type="float">
            <text:p>0.250</text:p>
          </table:table-cell>
          <table:table-cell table:style-name="ce4" table:formula="of:=LOG([.B4];1+1/8)" office:value-type="float" office:value="19.5493780590911" calcext:value-type="float">
            <text:p>19.549</text:p>
          </table:table-cell>
          <table:table-cell table:style-name="ce1" table:formula="of:=POWER(1+1/8;[.H4])" office:value-type="float" office:value="10" calcext:value-type="float">
            <text:p>10</text:p>
          </table:table-cell>
        </table:table-row>
        <table:table-row table:style-name="ro1">
          <table:table-cell table:style-name="Default" table:formula="of:=[.A4]+1" office:value-type="float" office:value="3" calcext:value-type="float">
            <text:p>3</text:p>
          </table:table-cell>
          <table:table-cell table:style-name="ce1" table:formula="of:=[.B4]*10" office:value-type="float" office:value="100" calcext:value-type="float">
            <text:p>100</text:p>
          </table:table-cell>
          <table:table-cell table:style-name="ce1" table:formula="of:=1+LOG([.B5])/LOG(2)" office:value-type="float" office:value="7.64385618977473" calcext:value-type="float">
            <text:p>8</text:p>
          </table:table-cell>
          <table:table-cell table:style-name="ce1" table:formula="of:=POWER([.B5];1/3)" office:value-type="float" office:value="4.64158883361278" calcext:value-type="float">
            <text:p>5</text:p>
          </table:table-cell>
          <table:table-cell table:style-name="ce1" table:formula="of:=3.5*POWER([.B5];1/3)" office:value-type="float" office:value="16.2455609176447" calcext:value-type="float">
            <text:p>16</text:p>
          </table:table-cell>
          <table:table-cell table:style-name="ce1" table:formula="of:=1.348*POWER([.B5];1/3)" office:value-type="float" office:value="6.25686174771003" calcext:value-type="float">
            <text:p>6</text:p>
          </table:table-cell>
          <table:table-cell table:style-name="ce4" table:formula="of:=LOG([.A5])/LOG(16)" office:value-type="float" office:value="0.396240625180289" calcext:value-type="float">
            <text:p>0.396</text:p>
          </table:table-cell>
          <table:table-cell table:style-name="ce4" table:formula="of:=LOG([.B5];1+1/8)" office:value-type="float" office:value="39.0987561181822" calcext:value-type="float">
            <text:p>39.099</text:p>
          </table:table-cell>
          <table:table-cell table:style-name="ce1" table:formula="of:=POWER(1+1/8;[.H5])" office:value-type="float" office:value="100" calcext:value-type="float">
            <text:p>100</text:p>
          </table:table-cell>
        </table:table-row>
        <table:table-row table:style-name="ro1">
          <table:table-cell table:style-name="Default" table:formula="of:=[.A5]+1" office:value-type="float" office:value="4" calcext:value-type="float">
            <text:p>4</text:p>
          </table:table-cell>
          <table:table-cell table:style-name="ce1" table:formula="of:=[.B5]*10" office:value-type="float" office:value="1000" calcext:value-type="float">
            <text:p>1,000</text:p>
          </table:table-cell>
          <table:table-cell table:style-name="ce1" table:formula="of:=1+LOG([.B6])/LOG(2)" office:value-type="float" office:value="10.9657842846621" calcext:value-type="float">
            <text:p>11</text:p>
          </table:table-cell>
          <table:table-cell table:style-name="ce1" table:formula="of:=POWER([.B6];1/3)" office:value-type="float" office:value="10" calcext:value-type="float">
            <text:p>10</text:p>
          </table:table-cell>
          <table:table-cell table:style-name="ce1" table:formula="of:=3.5*POWER([.B6];1/3)" office:value-type="float" office:value="35" calcext:value-type="float">
            <text:p>35</text:p>
          </table:table-cell>
          <table:table-cell table:style-name="ce1" table:formula="of:=1.348*POWER([.B6];1/3)" office:value-type="float" office:value="13.48" calcext:value-type="float">
            <text:p>13</text:p>
          </table:table-cell>
          <table:table-cell table:style-name="ce4" table:formula="of:=LOG([.A6])/LOG(16)" office:value-type="float" office:value="0.5" calcext:value-type="float">
            <text:p>0.500</text:p>
          </table:table-cell>
          <table:table-cell table:style-name="ce4" table:formula="of:=LOG([.B6];1+1/8)" office:value-type="float" office:value="58.6481341772733" calcext:value-type="float">
            <text:p>58.648</text:p>
          </table:table-cell>
          <table:table-cell table:style-name="ce1" table:formula="of:=POWER(1+1/8;[.H6])" office:value-type="float" office:value="1000" calcext:value-type="float">
            <text:p>1,000</text:p>
          </table:table-cell>
        </table:table-row>
        <table:table-row table:style-name="ro1">
          <table:table-cell table:style-name="Default" table:formula="of:=[.A6]+1" office:value-type="float" office:value="5" calcext:value-type="float">
            <text:p>5</text:p>
          </table:table-cell>
          <table:table-cell table:style-name="ce1" table:formula="of:=[.B6]*10" office:value-type="float" office:value="10000" calcext:value-type="float">
            <text:p>10,000</text:p>
          </table:table-cell>
          <table:table-cell table:style-name="ce1" table:formula="of:=1+LOG([.B7])/LOG(2)" office:value-type="float" office:value="14.2877123795495" calcext:value-type="float">
            <text:p>14</text:p>
          </table:table-cell>
          <table:table-cell table:style-name="ce1" table:formula="of:=POWER([.B7];1/3)" office:value-type="float" office:value="21.5443469003188" calcext:value-type="float">
            <text:p>22</text:p>
          </table:table-cell>
          <table:table-cell table:style-name="ce1" table:formula="of:=3.5*POWER([.B7];1/3)" office:value-type="float" office:value="75.4052141511159" calcext:value-type="float">
            <text:p>75</text:p>
          </table:table-cell>
          <table:table-cell table:style-name="ce1" table:formula="of:=1.348*POWER([.B7];1/3)" office:value-type="float" office:value="29.0417796216298" calcext:value-type="float">
            <text:p>29</text:p>
          </table:table-cell>
          <table:table-cell table:style-name="ce4" table:formula="of:=LOG([.A7])/LOG(16)" office:value-type="float" office:value="0.580482023721841" calcext:value-type="float">
            <text:p>0.580</text:p>
          </table:table-cell>
          <table:table-cell table:style-name="ce4" table:formula="of:=LOG([.B7];1+1/8)" office:value-type="float" office:value="78.1975122363644" calcext:value-type="float">
            <text:p>78.198</text:p>
          </table:table-cell>
          <table:table-cell table:style-name="ce1" table:formula="of:=POWER(1+1/8;[.H7])" office:value-type="float" office:value="10000" calcext:value-type="float">
            <text:p>10,000</text:p>
          </table:table-cell>
        </table:table-row>
        <table:table-row table:style-name="ro1">
          <table:table-cell table:style-name="Default" table:formula="of:=[.A7]+1" office:value-type="float" office:value="6" calcext:value-type="float">
            <text:p>6</text:p>
          </table:table-cell>
          <table:table-cell table:style-name="ce1" table:formula="of:=[.B7]*10" office:value-type="float" office:value="100000" calcext:value-type="float">
            <text:p>100,000</text:p>
          </table:table-cell>
          <table:table-cell table:style-name="ce1" table:formula="of:=1+LOG([.B8])/LOG(2)" office:value-type="float" office:value="17.6096404744368" calcext:value-type="float">
            <text:p>18</text:p>
          </table:table-cell>
          <table:table-cell table:style-name="ce1" table:formula="of:=POWER([.B8];1/3)" office:value-type="float" office:value="46.4158883361278" calcext:value-type="float">
            <text:p>46</text:p>
          </table:table-cell>
          <table:table-cell table:style-name="ce1" table:formula="of:=3.5*POWER([.B8];1/3)" office:value-type="float" office:value="162.455609176447" calcext:value-type="float">
            <text:p>162</text:p>
          </table:table-cell>
          <table:table-cell table:style-name="ce1" table:formula="of:=1.348*POWER([.B8];1/3)" office:value-type="float" office:value="62.5686174771002" calcext:value-type="float">
            <text:p>63</text:p>
          </table:table-cell>
          <table:table-cell table:style-name="ce4" table:formula="of:=LOG([.A8])/LOG(16)" office:value-type="float" office:value="0.646240625180289" calcext:value-type="float">
            <text:p>0.646</text:p>
          </table:table-cell>
          <table:table-cell table:style-name="ce4" table:formula="of:=LOG([.B8];1+1/8)" office:value-type="float" office:value="97.7468902954554" calcext:value-type="float">
            <text:p>97.747</text:p>
          </table:table-cell>
          <table:table-cell table:style-name="ce1" table:formula="of:=POWER(1+1/8;[.H8])" office:value-type="float" office:value="100000" calcext:value-type="float">
            <text:p>100,000</text:p>
          </table:table-cell>
        </table:table-row>
        <table:table-row table:style-name="ro1">
          <table:table-cell table:style-name="Default" table:formula="of:=[.A8]+1" office:value-type="float" office:value="7" calcext:value-type="float">
            <text:p>7</text:p>
          </table:table-cell>
          <table:table-cell table:style-name="ce1" table:formula="of:=[.B8]*10" office:value-type="float" office:value="1000000" calcext:value-type="float">
            <text:p>1,000,000</text:p>
          </table:table-cell>
          <table:table-cell table:style-name="ce1" table:formula="of:=1+LOG([.B9])/LOG(2)" office:value-type="float" office:value="20.9315685693242" calcext:value-type="float">
            <text:p>21</text:p>
          </table:table-cell>
          <table:table-cell table:style-name="ce1" table:formula="of:=POWER([.B9];1/3)" office:value-type="float" office:value="100" calcext:value-type="float">
            <text:p>100</text:p>
          </table:table-cell>
          <table:table-cell table:style-name="ce1" table:formula="of:=3.5*POWER([.B9];1/3)" office:value-type="float" office:value="350" calcext:value-type="float">
            <text:p>350</text:p>
          </table:table-cell>
          <table:table-cell table:style-name="ce1" table:formula="of:=1.348*POWER([.B9];1/3)" office:value-type="float" office:value="134.8" calcext:value-type="float">
            <text:p>135</text:p>
          </table:table-cell>
          <table:table-cell table:style-name="ce4" table:formula="of:=LOG([.A9])/LOG(16)" office:value-type="float" office:value="0.701838730514401" calcext:value-type="float">
            <text:p>0.702</text:p>
          </table:table-cell>
          <table:table-cell table:style-name="ce4" table:formula="of:=LOG([.B9];1+1/8)" office:value-type="float" office:value="117.296268354547" calcext:value-type="float">
            <text:p>117.296</text:p>
          </table:table-cell>
          <table:table-cell table:style-name="ce1" table:formula="of:=POWER(1+1/8;[.H9])" office:value-type="float" office:value="1000000" calcext:value-type="float">
            <text:p>1,000,000</text:p>
          </table:table-cell>
        </table:table-row>
        <table:table-row table:style-name="ro1">
          <table:table-cell table:style-name="Default" table:formula="of:=[.A9]+1" office:value-type="float" office:value="8" calcext:value-type="float">
            <text:p>8</text:p>
          </table:table-cell>
          <table:table-cell table:style-name="ce1" table:formula="of:=[.B9]*10" office:value-type="float" office:value="10000000" calcext:value-type="float">
            <text:p>10,000,000</text:p>
          </table:table-cell>
          <table:table-cell table:style-name="ce1" table:formula="of:=1+LOG([.B10])/LOG(2)" office:value-type="float" office:value="24.2534966642115" calcext:value-type="float">
            <text:p>24</text:p>
          </table:table-cell>
          <table:table-cell table:style-name="ce1" table:formula="of:=POWER([.B10];1/3)" office:value-type="float" office:value="215.443469003188" calcext:value-type="float">
            <text:p>215</text:p>
          </table:table-cell>
          <table:table-cell table:style-name="ce1" table:formula="of:=3.5*POWER([.B10];1/3)" office:value-type="float" office:value="754.052141511159" calcext:value-type="float">
            <text:p>754</text:p>
          </table:table-cell>
          <table:table-cell table:style-name="ce1" table:formula="of:=1.348*POWER([.B10];1/3)" office:value-type="float" office:value="290.417796216298" calcext:value-type="float">
            <text:p>290</text:p>
          </table:table-cell>
          <table:table-cell table:style-name="ce4" table:formula="of:=LOG([.A10])/LOG(16)" office:value-type="float" office:value="0.75" calcext:value-type="float">
            <text:p>0.750</text:p>
          </table:table-cell>
          <table:table-cell table:style-name="ce4" table:formula="of:=LOG([.B10];1+1/8)" office:value-type="float" office:value="136.845646413638" calcext:value-type="float">
            <text:p>136.846</text:p>
          </table:table-cell>
          <table:table-cell table:style-name="ce1" table:formula="of:=POWER(1+1/8;[.H10])" office:value-type="float" office:value="10000000" calcext:value-type="float">
            <text:p>10,000,000</text:p>
          </table:table-cell>
        </table:table-row>
        <table:table-row table:style-name="ro1">
          <table:table-cell table:style-name="Default" table:formula="of:=[.A10]+1" office:value-type="float" office:value="9" calcext:value-type="float">
            <text:p>9</text:p>
          </table:table-cell>
          <table:table-cell table:style-name="ce1" table:formula="of:=[.B10]*10" office:value-type="float" office:value="100000000" calcext:value-type="float">
            <text:p>100,000,000</text:p>
          </table:table-cell>
          <table:table-cell table:style-name="ce1" table:formula="of:=1+LOG([.B11])/LOG(2)" office:value-type="float" office:value="27.5754247590989" calcext:value-type="float">
            <text:p>28</text:p>
          </table:table-cell>
          <table:table-cell table:style-name="ce1" table:formula="of:=POWER([.B11];1/3)" office:value-type="float" office:value="464.158883361278" calcext:value-type="float">
            <text:p>464</text:p>
          </table:table-cell>
          <table:table-cell table:style-name="ce1" table:formula="of:=3.5*POWER([.B11];1/3)" office:value-type="float" office:value="1624.55609176447" calcext:value-type="float">
            <text:p>1,625</text:p>
          </table:table-cell>
          <table:table-cell table:style-name="ce1" table:formula="of:=1.348*POWER([.B11];1/3)" office:value-type="float" office:value="625.686174771002" calcext:value-type="float">
            <text:p>626</text:p>
          </table:table-cell>
          <table:table-cell table:style-name="ce4" table:formula="of:=LOG([.A11])/LOG(16)" office:value-type="float" office:value="0.792481250360578" calcext:value-type="float">
            <text:p>0.792</text:p>
          </table:table-cell>
          <table:table-cell table:style-name="ce4" table:formula="of:=LOG([.B11];1+1/8)" office:value-type="float" office:value="156.395024472729" calcext:value-type="float">
            <text:p>156.395</text:p>
          </table:table-cell>
          <table:table-cell table:style-name="ce1" table:formula="of:=POWER(1+1/8;[.H11])" office:value-type="float" office:value="100000000" calcext:value-type="float">
            <text:p>100,000,000</text:p>
          </table:table-cell>
        </table:table-row>
        <table:table-row table:style-name="ro1">
          <table:table-cell table:style-name="Default" table:formula="of:=[.A11]+1" office:value-type="float" office:value="10" calcext:value-type="float">
            <text:p>10</text:p>
          </table:table-cell>
          <table:table-cell table:style-name="ce1" table:formula="of:=[.B11]*10" office:value-type="float" office:value="1000000000" calcext:value-type="float">
            <text:p>1,000,000,000</text:p>
          </table:table-cell>
          <table:table-cell table:style-name="ce1" table:formula="of:=1+LOG([.B12])/LOG(2)" office:value-type="float" office:value="30.8973528539863" calcext:value-type="float">
            <text:p>31</text:p>
          </table:table-cell>
          <table:table-cell table:style-name="ce1" table:formula="of:=POWER([.B12];1/3)" office:value-type="float" office:value="1000" calcext:value-type="float">
            <text:p>1,000</text:p>
          </table:table-cell>
          <table:table-cell table:style-name="ce1" table:formula="of:=3.5*POWER([.B12];1/3)" office:value-type="float" office:value="3500" calcext:value-type="float">
            <text:p>3,500</text:p>
          </table:table-cell>
          <table:table-cell table:style-name="ce1" table:formula="of:=1.348*POWER([.B12];1/3)" office:value-type="float" office:value="1348" calcext:value-type="float">
            <text:p>1,348</text:p>
          </table:table-cell>
          <table:table-cell table:style-name="ce4" table:formula="of:=LOG([.A12])/LOG(16)" office:value-type="float" office:value="0.830482023721841" calcext:value-type="float">
            <text:p>0.830</text:p>
          </table:table-cell>
          <table:table-cell table:style-name="ce4" table:formula="of:=LOG([.B12];1+1/8)" office:value-type="float" office:value="175.94440253182" calcext:value-type="float">
            <text:p>175.944</text:p>
          </table:table-cell>
          <table:table-cell table:style-name="ce1" table:formula="of:=POWER(1+1/8;[.H12])" office:value-type="float" office:value="1000000000" calcext:value-type="float">
            <text:p>1,000,000,000</text:p>
          </table:table-cell>
        </table:table-row>
        <table:table-row table:style-name="ro1">
          <table:table-cell table:style-name="Default" table:formula="of:=[.A12]+1" office:value-type="float" office:value="11" calcext:value-type="float">
            <text:p>11</text:p>
          </table:table-cell>
          <table:table-cell table:style-name="ce1" table:formula="of:=[.B12]*10" office:value-type="float" office:value="10000000000" calcext:value-type="float">
            <text:p>10,000,000,000</text:p>
          </table:table-cell>
          <table:table-cell table:style-name="ce1" table:formula="of:=1+LOG([.B13])/LOG(2)" office:value-type="float" office:value="34.2192809488736" calcext:value-type="float">
            <text:p>34</text:p>
          </table:table-cell>
          <table:table-cell table:style-name="ce1" table:formula="of:=POWER([.B13];1/3)" office:value-type="float" office:value="2154.43469003188" calcext:value-type="float">
            <text:p>2,154</text:p>
          </table:table-cell>
          <table:table-cell table:style-name="ce1" table:formula="of:=3.5*POWER([.B13];1/3)" office:value-type="float" office:value="7540.52141511159" calcext:value-type="float">
            <text:p>7,541</text:p>
          </table:table-cell>
          <table:table-cell table:style-name="ce1" table:formula="of:=1.348*POWER([.B13];1/3)" office:value-type="float" office:value="2904.17796216298" calcext:value-type="float">
            <text:p>2,904</text:p>
          </table:table-cell>
          <table:table-cell table:style-name="ce4" table:formula="of:=LOG([.A13])/LOG(16)" office:value-type="float" office:value="0.864857904659324" calcext:value-type="float">
            <text:p>0.865</text:p>
          </table:table-cell>
          <table:table-cell table:style-name="ce4" table:formula="of:=LOG([.B13];1+1/8)" office:value-type="float" office:value="195.493780590911" calcext:value-type="float">
            <text:p>195.494</text:p>
          </table:table-cell>
          <table:table-cell table:style-name="ce1" table:formula="of:=POWER(1+1/8;[.H13])" office:value-type="float" office:value="10000000000" calcext:value-type="float">
            <text:p>10,000,000,000</text:p>
          </table:table-cell>
        </table:table-row>
        <table:table-row table:style-name="ro1">
          <table:table-cell table:style-name="Default" table:formula="of:=[.A13]+1" office:value-type="float" office:value="12" calcext:value-type="float">
            <text:p>12</text:p>
          </table:table-cell>
          <table:table-cell table:style-name="ce1" table:formula="of:=[.B13]*10" office:value-type="float" office:value="100000000000" calcext:value-type="float">
            <text:p>100,000,000,000</text:p>
          </table:table-cell>
          <table:table-cell table:style-name="ce1" table:formula="of:=1+LOG([.B14])/LOG(2)" office:value-type="float" office:value="37.541209043761" calcext:value-type="float">
            <text:p>38</text:p>
          </table:table-cell>
          <table:table-cell table:style-name="ce1" table:formula="of:=POWER([.B14];1/3)" office:value-type="float" office:value="4641.58883361278" calcext:value-type="float">
            <text:p>4,642</text:p>
          </table:table-cell>
          <table:table-cell table:style-name="ce1" table:formula="of:=3.5*POWER([.B14];1/3)" office:value-type="float" office:value="16245.5609176447" calcext:value-type="float">
            <text:p>16,246</text:p>
          </table:table-cell>
          <table:table-cell table:style-name="ce1" table:formula="of:=1.348*POWER([.B14];1/3)" office:value-type="float" office:value="6256.86174771002" calcext:value-type="float">
            <text:p>6,257</text:p>
          </table:table-cell>
          <table:table-cell table:style-name="ce4" table:formula="of:=LOG([.A14])/LOG(16)" office:value-type="float" office:value="0.896240625180289" calcext:value-type="float">
            <text:p>0.896</text:p>
          </table:table-cell>
          <table:table-cell table:style-name="ce4" table:formula="of:=LOG([.B14];1+1/8)" office:value-type="float" office:value="215.043158650002" calcext:value-type="float">
            <text:p>215.043</text:p>
          </table:table-cell>
          <table:table-cell table:style-name="ce1" table:formula="of:=POWER(1+1/8;[.H14])" office:value-type="float" office:value="100000000000" calcext:value-type="float">
            <text:p>100,000,000,000</text:p>
          </table:table-cell>
        </table:table-row>
        <table:table-row table:style-name="ro1">
          <table:table-cell table:style-name="Default" table:formula="of:=[.A14]+1" office:value-type="float" office:value="13" calcext:value-type="float">
            <text:p>13</text:p>
          </table:table-cell>
          <table:table-cell table:style-name="ce1" table:formula="of:=[.B14]*10" office:value-type="float" office:value="1000000000000" calcext:value-type="float">
            <text:p>1,000,000,000,000</text:p>
          </table:table-cell>
          <table:table-cell table:style-name="ce1" table:formula="of:=1+LOG([.B15])/LOG(2)" office:value-type="float" office:value="40.8631371386483" calcext:value-type="float">
            <text:p>41</text:p>
          </table:table-cell>
          <table:table-cell table:style-name="ce1" table:formula="of:=POWER([.B15];1/3)" office:value-type="float" office:value="10000" calcext:value-type="float">
            <text:p>10,000</text:p>
          </table:table-cell>
          <table:table-cell table:style-name="ce1" table:formula="of:=3.5*POWER([.B15];1/3)" office:value-type="float" office:value="35000" calcext:value-type="float">
            <text:p>35,000</text:p>
          </table:table-cell>
          <table:table-cell table:style-name="ce1" table:formula="of:=1.348*POWER([.B15];1/3)" office:value-type="float" office:value="13480" calcext:value-type="float">
            <text:p>13,480</text:p>
          </table:table-cell>
          <table:table-cell table:style-name="ce4" table:formula="of:=LOG([.A15])/LOG(16)" office:value-type="float" office:value="0.925109929535273" calcext:value-type="float">
            <text:p>0.925</text:p>
          </table:table-cell>
          <table:table-cell table:style-name="ce4" table:formula="of:=LOG([.B15];1+1/8)" office:value-type="float" office:value="234.592536709093" calcext:value-type="float">
            <text:p>234.593</text:p>
          </table:table-cell>
          <table:table-cell table:style-name="ce1" table:formula="of:=POWER(1+1/8;[.H15])" office:value-type="float" office:value="1000000000000" calcext:value-type="float">
            <text:p>1,000,000,000,000</text:p>
          </table:table-cell>
        </table:table-row>
        <table:table-row table:style-name="ro1">
          <table:table-cell table:style-name="Default" table:formula="of:=[.A15]+1" office:value-type="float" office:value="14" calcext:value-type="float">
            <text:p>14</text:p>
          </table:table-cell>
          <table:table-cell table:style-name="ce1" table:formula="of:=[.B15]*10" office:value-type="float" office:value="10000000000000" calcext:value-type="float">
            <text:p>10,000,000,000,000</text:p>
          </table:table-cell>
          <table:table-cell table:style-name="ce1" table:formula="of:=1+LOG([.B16])/LOG(2)" office:value-type="float" office:value="44.1850652335357" calcext:value-type="float">
            <text:p>44</text:p>
          </table:table-cell>
          <table:table-cell table:style-name="ce1" table:formula="of:=POWER([.B16];1/3)" office:value-type="float" office:value="21544.3469003188" calcext:value-type="float">
            <text:p>21,544</text:p>
          </table:table-cell>
          <table:table-cell table:style-name="ce1" table:formula="of:=3.5*POWER([.B16];1/3)" office:value-type="float" office:value="75405.2141511159" calcext:value-type="float">
            <text:p>75,405</text:p>
          </table:table-cell>
          <table:table-cell table:style-name="ce1" table:formula="of:=1.348*POWER([.B16];1/3)" office:value-type="float" office:value="29041.7796216298" calcext:value-type="float">
            <text:p>29,042</text:p>
          </table:table-cell>
          <table:table-cell table:style-name="ce4" table:formula="of:=LOG([.A16])/LOG(16)" office:value-type="float" office:value="0.951838730514401" calcext:value-type="float">
            <text:p>0.952</text:p>
          </table:table-cell>
          <table:table-cell table:style-name="ce4" table:formula="of:=LOG([.B16];1+1/8)" office:value-type="float" office:value="254.141914768184" calcext:value-type="float">
            <text:p>254.142</text:p>
          </table:table-cell>
          <table:table-cell table:style-name="ce1" table:formula="of:=POWER(1+1/8;[.H16])" office:value-type="float" office:value="10000000000000" calcext:value-type="float">
            <text:p>10,000,000,000,000</text:p>
          </table:table-cell>
        </table:table-row>
        <table:table-row table:style-name="ro1">
          <table:table-cell table:style-name="Default" table:formula="of:=[.A16]+1" office:value-type="float" office:value="15" calcext:value-type="float">
            <text:p>15</text:p>
          </table:table-cell>
          <table:table-cell table:style-name="ce1" table:formula="of:=[.B16]*10" office:value-type="float" office:value="100000000000000" calcext:value-type="float">
            <text:p>100,000,000,000,000</text:p>
          </table:table-cell>
          <table:table-cell table:style-name="ce1" table:formula="of:=1+LOG([.B17])/LOG(2)" office:value-type="float" office:value="47.5069933284231" calcext:value-type="float">
            <text:p>48</text:p>
          </table:table-cell>
          <table:table-cell table:style-name="ce1" table:formula="of:=POWER([.B17];1/3)" office:value-type="float" office:value="46415.8883361278" calcext:value-type="float">
            <text:p>46,416</text:p>
          </table:table-cell>
          <table:table-cell table:style-name="ce1" table:formula="of:=3.5*POWER([.B17];1/3)" office:value-type="float" office:value="162455.609176447" calcext:value-type="float">
            <text:p>162,456</text:p>
          </table:table-cell>
          <table:table-cell table:style-name="ce1" table:formula="of:=1.348*POWER([.B17];1/3)" office:value-type="float" office:value="62568.6174771002" calcext:value-type="float">
            <text:p>62,569</text:p>
          </table:table-cell>
          <table:table-cell table:style-name="ce4" table:formula="of:=LOG([.A17])/LOG(16)" office:value-type="float" office:value="0.97672264890213" calcext:value-type="float">
            <text:p>0.977</text:p>
          </table:table-cell>
          <table:table-cell table:style-name="ce4" table:formula="of:=LOG([.B17];1+1/8)" office:value-type="float" office:value="273.691292827275" calcext:value-type="float">
            <text:p>273.691</text:p>
          </table:table-cell>
          <table:table-cell table:style-name="ce1" table:formula="of:=POWER(1+1/8;[.H17])" office:value-type="float" office:value="100000000000000" calcext:value-type="float">
            <text:p>100,000,000,000,000</text:p>
          </table:table-cell>
        </table:table-row>
        <table:table-row table:style-name="ro1">
          <table:table-cell table:style-name="Default" table:formula="of:=[.A17]+1" office:value-type="float" office:value="16" calcext:value-type="float">
            <text:p>16</text:p>
          </table:table-cell>
          <table:table-cell table:style-name="ce1" table:formula="of:=[.B17]*10" office:value-type="float" office:value="1000000000000000" calcext:value-type="float">
            <text:p>1,000,000,000,000,000</text:p>
          </table:table-cell>
          <table:table-cell table:style-name="ce1" table:formula="of:=1+LOG([.B18])/LOG(2)" office:value-type="float" office:value="50.8289214233104" calcext:value-type="float">
            <text:p>51</text:p>
          </table:table-cell>
          <table:table-cell table:style-name="ce1" table:formula="of:=POWER([.B18];1/3)" office:value-type="float" office:value="100000" calcext:value-type="float">
            <text:p>100,000</text:p>
          </table:table-cell>
          <table:table-cell table:style-name="ce1" table:formula="of:=3.5*POWER([.B18];1/3)" office:value-type="float" office:value="350000" calcext:value-type="float">
            <text:p>350,000</text:p>
          </table:table-cell>
          <table:table-cell table:style-name="ce1" table:formula="of:=1.348*POWER([.B18];1/3)" office:value-type="float" office:value="134800" calcext:value-type="float">
            <text:p>134,800</text:p>
          </table:table-cell>
          <table:table-cell table:style-name="ce4" table:formula="of:=LOG([.A18])/LOG(16)" office:value-type="float" office:value="1" calcext:value-type="float">
            <text:p>1.000</text:p>
          </table:table-cell>
          <table:table-cell table:style-name="ce4" table:formula="of:=LOG([.B18];1+1/8)" office:value-type="float" office:value="293.240670886366" calcext:value-type="float">
            <text:p>293.241</text:p>
          </table:table-cell>
          <table:table-cell table:style-name="ce1" table:formula="of:=POWER(1+1/8;[.H18])" office:value-type="float" office:value="1000000000000000" calcext:value-type="float">
            <text:p>1,000,000,000,000,000</text:p>
          </table:table-cell>
        </table:table-row>
        <table:table-row table:style-name="ro1">
          <table:table-cell table:style-name="Default" table:formula="of:=[.A18]+1" office:value-type="float" office:value="17" calcext:value-type="float">
            <text:p>17</text:p>
          </table:table-cell>
          <table:table-cell table:style-name="ce1" table:formula="of:=[.B18]*10" office:value-type="float" office:value="1E+016" calcext:value-type="float">
            <text:p>10,000,000,000,000,000</text:p>
          </table:table-cell>
          <table:table-cell table:style-name="ce1" table:formula="of:=1+LOG([.B19])/LOG(2)" office:value-type="float" office:value="54.1508495181978" calcext:value-type="float">
            <text:p>54</text:p>
          </table:table-cell>
          <table:table-cell table:style-name="ce1" table:formula="of:=POWER([.B19];1/3)" office:value-type="float" office:value="215443.469003188" calcext:value-type="float">
            <text:p>215,443</text:p>
          </table:table-cell>
          <table:table-cell table:style-name="ce1" table:formula="of:=3.5*POWER([.B19];1/3)" office:value-type="float" office:value="754052.141511159" calcext:value-type="float">
            <text:p>754,052</text:p>
          </table:table-cell>
          <table:table-cell table:style-name="ce1" table:formula="of:=1.348*POWER([.B19];1/3)" office:value-type="float" office:value="290417.796216298" calcext:value-type="float">
            <text:p>290,418</text:p>
          </table:table-cell>
          <table:table-cell table:style-name="ce4" table:formula="of:=LOG([.A19])/LOG(16)" office:value-type="float" office:value="1.02186571031259" calcext:value-type="float">
            <text:p>1.022</text:p>
          </table:table-cell>
          <table:table-cell table:style-name="ce4" table:formula="of:=LOG([.B19];1+1/8)" office:value-type="float" office:value="312.790048945457" calcext:value-type="float">
            <text:p>312.790</text:p>
          </table:table-cell>
          <table:table-cell table:style-name="ce1" table:formula="of:=POWER(1+1/8;[.H19])" office:value-type="float" office:value="1E+016" calcext:value-type="float">
            <text:p>10,000,000,000,000,000</text:p>
          </table:table-cell>
        </table:table-row>
        <table:table-row table:style-name="ro1">
          <table:table-cell table:style-name="Default" table:formula="of:=[.A19]+1" office:value-type="float" office:value="18" calcext:value-type="float">
            <text:p>18</text:p>
          </table:table-cell>
          <table:table-cell table:style-name="ce1" table:formula="of:=[.B19]*10" office:value-type="float" office:value="1E+017" calcext:value-type="float">
            <text:p>100,000,000,000,000,000</text:p>
          </table:table-cell>
          <table:table-cell table:style-name="ce1" table:formula="of:=1+LOG([.B20])/LOG(2)" office:value-type="float" office:value="57.4727776130852" calcext:value-type="float">
            <text:p>57</text:p>
          </table:table-cell>
          <table:table-cell table:style-name="ce1" table:formula="of:=POWER([.B20];1/3)" office:value-type="float" office:value="464158.883361278" calcext:value-type="float">
            <text:p>464,159</text:p>
          </table:table-cell>
          <table:table-cell table:style-name="ce1" table:formula="of:=3.5*POWER([.B20];1/3)" office:value-type="float" office:value="1624556.09176447" calcext:value-type="float">
            <text:p>1,624,556</text:p>
          </table:table-cell>
          <table:table-cell table:style-name="ce1" table:formula="of:=1.348*POWER([.B20];1/3)" office:value-type="float" office:value="625686.174771002" calcext:value-type="float">
            <text:p>625,686</text:p>
          </table:table-cell>
          <table:table-cell table:style-name="ce4" table:formula="of:=LOG([.A20])/LOG(16)" office:value-type="float" office:value="1.04248125036058" calcext:value-type="float">
            <text:p>1.042</text:p>
          </table:table-cell>
          <table:table-cell table:style-name="ce4" table:formula="of:=LOG([.B20];1+1/8)" office:value-type="float" office:value="332.339427004548" calcext:value-type="float">
            <text:p>332.339</text:p>
          </table:table-cell>
          <table:table-cell table:style-name="ce1" table:formula="of:=POWER(1+1/8;[.H20])" office:value-type="float" office:value="1E+017" calcext:value-type="float">
            <text:p>100,000,000,000,000,000</text:p>
          </table:table-cell>
        </table:table-row>
        <table:table-row table:style-name="ro1">
          <table:table-cell table:style-name="Default" table:formula="of:=[.A20]+1" office:value-type="float" office:value="19" calcext:value-type="float">
            <text:p>19</text:p>
          </table:table-cell>
          <table:table-cell table:style-name="ce1" table:formula="of:=[.B20]*10" office:value-type="float" office:value="1E+018" calcext:value-type="float">
            <text:p>1,000,000,000,000,000,000</text:p>
          </table:table-cell>
          <table:table-cell table:style-name="ce1" table:formula="of:=1+LOG([.B21])/LOG(2)" office:value-type="float" office:value="60.7947057079725" calcext:value-type="float">
            <text:p>61</text:p>
          </table:table-cell>
          <table:table-cell table:style-name="ce1" table:formula="of:=POWER([.B21];1/3)" office:value-type="float" office:value="1000000" calcext:value-type="float">
            <text:p>1,000,000</text:p>
          </table:table-cell>
          <table:table-cell table:style-name="ce1" table:formula="of:=3.5*POWER([.B21];1/3)" office:value-type="float" office:value="3500000" calcext:value-type="float">
            <text:p>3,500,000</text:p>
          </table:table-cell>
          <table:table-cell table:style-name="ce1" table:formula="of:=1.348*POWER([.B21];1/3)" office:value-type="float" office:value="1348000" calcext:value-type="float">
            <text:p>1,348,000</text:p>
          </table:table-cell>
          <table:table-cell table:style-name="ce4" table:formula="of:=LOG([.A21])/LOG(16)" office:value-type="float" office:value="1.0619818783609" calcext:value-type="float">
            <text:p>1.062</text:p>
          </table:table-cell>
          <table:table-cell table:style-name="ce4" table:formula="of:=LOG([.B21];1+1/8)" office:value-type="float" office:value="351.888805063639" calcext:value-type="float">
            <text:p>351.889</text:p>
          </table:table-cell>
          <table:table-cell table:style-name="ce1" table:formula="of:=POWER(1+1/8;[.H21])" office:value-type="float" office:value="9.99999999999995E+017" calcext:value-type="float">
            <text:p>999,999,999,999,995,000</text:p>
          </table:table-cell>
        </table:table-row>
        <table:table-row table:style-name="ro1">
          <table:table-cell table:style-name="Default" table:formula="of:=[.A21]+1" office:value-type="float" office:value="20" calcext:value-type="float">
            <text:p>20</text:p>
          </table:table-cell>
          <table:table-cell table:style-name="ce1" table:formula="of:=[.B21]*10" office:value-type="float" office:value="1E+019" calcext:value-type="float">
            <text:p>10,000,000,000,000,000,000</text:p>
          </table:table-cell>
          <table:table-cell table:style-name="ce1" table:formula="of:=1+LOG([.B22])/LOG(2)" office:value-type="float" office:value="64.1166338028599" calcext:value-type="float">
            <text:p>64</text:p>
          </table:table-cell>
          <table:table-cell table:style-name="ce1" table:formula="of:=POWER([.B22];1/3)" office:value-type="float" office:value="2154434.69003188" calcext:value-type="float">
            <text:p>2,154,435</text:p>
          </table:table-cell>
          <table:table-cell table:style-name="ce1" table:formula="of:=3.5*POWER([.B22];1/3)" office:value-type="float" office:value="7540521.41511159" calcext:value-type="float">
            <text:p>7,540,521</text:p>
          </table:table-cell>
          <table:table-cell table:style-name="ce1" table:formula="of:=1.348*POWER([.B22];1/3)" office:value-type="float" office:value="2904177.96216298" calcext:value-type="float">
            <text:p>2,904,178</text:p>
          </table:table-cell>
          <table:table-cell table:style-name="ce4" table:formula="of:=LOG([.A22])/LOG(16)" office:value-type="float" office:value="1.08048202372184" calcext:value-type="float">
            <text:p>1.080</text:p>
          </table:table-cell>
          <table:table-cell table:style-name="ce4" table:formula="of:=LOG([.B22];1+1/8)" office:value-type="float" office:value="371.438183122731" calcext:value-type="float">
            <text:p>371.438</text:p>
          </table:table-cell>
          <table:table-cell table:style-name="ce1" table:formula="of:=POWER(1+1/8;[.H22])" office:value-type="float" office:value="1E+019" calcext:value-type="float">
            <text:p>10,000,000,000,000,000,000</text:p>
          </table:table-cell>
        </table:table-row>
        <table:table-row table:style-name="ro1">
          <table:table-cell table:style-name="Default" table:formula="of:=[.A22]+1" office:value-type="float" office:value="21" calcext:value-type="float">
            <text:p>21</text:p>
          </table:table-cell>
          <table:table-cell table:style-name="ce1" table:formula="of:=[.B22]*10" office:value-type="float" office:value="1E+020" calcext:value-type="float">
            <text:p>100,000,000,000,000,000,000</text:p>
          </table:table-cell>
          <table:table-cell table:style-name="ce1" table:formula="of:=1+LOG([.B23])/LOG(2)" office:value-type="float" office:value="67.4385618977473" calcext:value-type="float">
            <text:p>67</text:p>
          </table:table-cell>
          <table:table-cell table:style-name="ce1" table:formula="of:=POWER([.B23];1/3)" office:value-type="float" office:value="4641588.83361278" calcext:value-type="float">
            <text:p>4,641,589</text:p>
          </table:table-cell>
          <table:table-cell table:style-name="ce1" table:formula="of:=3.5*POWER([.B23];1/3)" office:value-type="float" office:value="16245560.9176447" calcext:value-type="float">
            <text:p>16,245,561</text:p>
          </table:table-cell>
          <table:table-cell table:style-name="ce1" table:formula="of:=1.348*POWER([.B23];1/3)" office:value-type="float" office:value="6256861.74771002" calcext:value-type="float">
            <text:p>6,256,862</text:p>
          </table:table-cell>
          <table:table-cell table:style-name="ce4" table:formula="of:=LOG([.A23])/LOG(16)" office:value-type="float" office:value="1.09807935569469" calcext:value-type="float">
            <text:p>1.098</text:p>
          </table:table-cell>
          <table:table-cell table:style-name="ce4" table:formula="of:=LOG([.B23];1+1/8)" office:value-type="float" office:value="390.987561181822" calcext:value-type="float">
            <text:p>390.988</text:p>
          </table:table-cell>
          <table:table-cell table:style-name="ce1" table:formula="of:=POWER(1+1/8;[.H23])" office:value-type="float" office:value="1E+020" calcext:value-type="float">
            <text:p>100,000,000,000,000,000,000</text:p>
          </table:table-cell>
        </table:table-row>
        <table:table-row table:style-name="ro1">
          <table:table-cell table:style-name="Default" table:formula="of:=[.A23]+1" office:value-type="float" office:value="22" calcext:value-type="float">
            <text:p>22</text:p>
          </table:table-cell>
          <table:table-cell table:style-name="ce1" table:formula="of:=[.B23]*10" office:value-type="float" office:value="1E+021" calcext:value-type="float">
            <text:p>1,000,000,000,000,000,000,000</text:p>
          </table:table-cell>
          <table:table-cell table:style-name="ce1" table:formula="of:=1+LOG([.B24])/LOG(2)" office:value-type="float" office:value="70.7604899926346" calcext:value-type="float">
            <text:p>71</text:p>
          </table:table-cell>
          <table:table-cell table:style-name="ce1" table:formula="of:=POWER([.B24];1/3)" office:value-type="float" office:value="10000000" calcext:value-type="float">
            <text:p>10,000,000</text:p>
          </table:table-cell>
          <table:table-cell table:style-name="ce1" table:formula="of:=3.5*POWER([.B24];1/3)" office:value-type="float" office:value="35000000" calcext:value-type="float">
            <text:p>35,000,000</text:p>
          </table:table-cell>
          <table:table-cell table:style-name="ce1" table:formula="of:=1.348*POWER([.B24];1/3)" office:value-type="float" office:value="13480000" calcext:value-type="float">
            <text:p>13,480,000</text:p>
          </table:table-cell>
          <table:table-cell table:style-name="ce4" table:formula="of:=LOG([.A24])/LOG(16)" office:value-type="float" office:value="1.11485790465932" calcext:value-type="float">
            <text:p>1.115</text:p>
          </table:table-cell>
          <table:table-cell table:style-name="ce4" table:formula="of:=LOG([.B24];1+1/8)" office:value-type="float" office:value="410.536939240913" calcext:value-type="float">
            <text:p>410.537</text:p>
          </table:table-cell>
          <table:table-cell table:style-name="ce1" table:formula="of:=POWER(1+1/8;[.H24])" office:value-type="float" office:value="1E+021" calcext:value-type="float">
            <text:p>1,000,000,000,000,000,000,000</text:p>
          </table:table-cell>
        </table:table-row>
        <table:table-row table:style-name="ro1">
          <table:table-cell table:style-name="Default" table:formula="of:=[.A24]+1" office:value-type="float" office:value="23" calcext:value-type="float">
            <text:p>23</text:p>
          </table:table-cell>
          <table:table-cell table:style-name="ce1" table:formula="of:=[.B24]*10" office:value-type="float" office:value="1E+022" calcext:value-type="float">
            <text:p>10,000,000,000,000,000,000,000</text:p>
          </table:table-cell>
          <table:table-cell table:style-name="ce1" table:formula="of:=1+LOG([.B25])/LOG(2)" office:value-type="float" office:value="74.082418087522" calcext:value-type="float">
            <text:p>74</text:p>
          </table:table-cell>
          <table:table-cell table:style-name="ce1" table:formula="of:=POWER([.B25];1/3)" office:value-type="float" office:value="21544346.9003188" calcext:value-type="float">
            <text:p>21,544,347</text:p>
          </table:table-cell>
          <table:table-cell table:style-name="ce1" table:formula="of:=3.5*POWER([.B25];1/3)" office:value-type="float" office:value="75405214.1511159" calcext:value-type="float">
            <text:p>75,405,214</text:p>
          </table:table-cell>
          <table:table-cell table:style-name="ce1" table:formula="of:=1.348*POWER([.B25];1/3)" office:value-type="float" office:value="29041779.6216298" calcext:value-type="float">
            <text:p>29,041,780</text:p>
          </table:table-cell>
          <table:table-cell table:style-name="ce4" table:formula="of:=LOG([.A25])/LOG(16)" office:value-type="float" office:value="1.13089048901425" calcext:value-type="float">
            <text:p>1.131</text:p>
          </table:table-cell>
          <table:table-cell table:style-name="ce4" table:formula="of:=LOG([.B25];1+1/8)" office:value-type="float" office:value="430.086317300004" calcext:value-type="float">
            <text:p>430.086</text:p>
          </table:table-cell>
          <table:table-cell table:style-name="ce1" table:formula="of:=POWER(1+1/8;[.H25])" office:value-type="float" office:value="1E+022" calcext:value-type="float">
            <text:p>10,000,000,000,000,000,000,000</text:p>
          </table:table-cell>
        </table:table-row>
        <table:table-row table:style-name="ro1">
          <table:table-cell table:style-name="Default" table:formula="of:=[.A25]+1" office:value-type="float" office:value="24" calcext:value-type="float">
            <text:p>24</text:p>
          </table:table-cell>
          <table:table-cell table:style-name="ce1" table:formula="of:=[.B25]*10" office:value-type="float" office:value="1E+023" calcext:value-type="float">
            <text:p>100,000,000,000,000,000,000,000</text:p>
          </table:table-cell>
          <table:table-cell table:style-name="ce1" table:formula="of:=1+LOG([.B26])/LOG(2)" office:value-type="float" office:value="77.4043461824093" calcext:value-type="float">
            <text:p>77</text:p>
          </table:table-cell>
          <table:table-cell table:style-name="ce1" table:formula="of:=POWER([.B26];1/3)" office:value-type="float" office:value="46415888.3361277" calcext:value-type="float">
            <text:p>46,415,888</text:p>
          </table:table-cell>
          <table:table-cell table:style-name="ce1" table:formula="of:=3.5*POWER([.B26];1/3)" office:value-type="float" office:value="162455609.176447" calcext:value-type="float">
            <text:p>162,455,609</text:p>
          </table:table-cell>
          <table:table-cell table:style-name="ce1" table:formula="of:=1.348*POWER([.B26];1/3)" office:value-type="float" office:value="62568617.4771002" calcext:value-type="float">
            <text:p>62,568,617</text:p>
          </table:table-cell>
          <table:table-cell table:style-name="ce4" table:formula="of:=LOG([.A26])/LOG(16)" office:value-type="float" office:value="1.14624062518029" calcext:value-type="float">
            <text:p>1.146</text:p>
          </table:table-cell>
          <table:table-cell table:style-name="ce4" table:formula="of:=LOG([.B26];1+1/8)" office:value-type="float" office:value="449.635695359095" calcext:value-type="float">
            <text:p>449.636</text:p>
          </table:table-cell>
          <table:table-cell table:style-name="ce1" table:formula="of:=POWER(1+1/8;[.H26])" office:value-type="float" office:value="1E+023" calcext:value-type="float">
            <text:p>100,000,000,000,000,000,000,000</text:p>
          </table:table-cell>
        </table:table-row>
        <table:table-row table:style-name="ro1">
          <table:table-cell table:style-name="Default" table:formula="of:=[.A26]+1" office:value-type="float" office:value="25" calcext:value-type="float">
            <text:p>25</text:p>
          </table:table-cell>
          <table:table-cell table:style-name="ce1" table:formula="of:=[.B26]*10" office:value-type="float" office:value="1E+024" calcext:value-type="float">
            <text:p>1,000,000,000,000,000,000,000,000</text:p>
          </table:table-cell>
          <table:table-cell table:style-name="ce1" table:formula="of:=1+LOG([.B27])/LOG(2)" office:value-type="float" office:value="80.7262742772967" calcext:value-type="float">
            <text:p>81</text:p>
          </table:table-cell>
          <table:table-cell table:style-name="ce1" table:formula="of:=POWER([.B27];1/3)" office:value-type="float" office:value="99999999.9999999" calcext:value-type="float">
            <text:p>100,000,000</text:p>
          </table:table-cell>
          <table:table-cell table:style-name="ce1" table:formula="of:=3.5*POWER([.B27];1/3)" office:value-type="float" office:value="350000000" calcext:value-type="float">
            <text:p>350,000,000</text:p>
          </table:table-cell>
          <table:table-cell table:style-name="ce1" table:formula="of:=1.348*POWER([.B27];1/3)" office:value-type="float" office:value="134800000" calcext:value-type="float">
            <text:p>134,800,000</text:p>
          </table:table-cell>
          <table:table-cell table:style-name="ce4" table:formula="of:=LOG([.A27])/LOG(16)" office:value-type="float" office:value="1.16096404744368" calcext:value-type="float">
            <text:p>1.161</text:p>
          </table:table-cell>
          <table:table-cell table:style-name="ce4" table:formula="of:=LOG([.B27];1+1/8)" office:value-type="float" office:value="469.185073418186" calcext:value-type="float">
            <text:p>469.185</text:p>
          </table:table-cell>
          <table:table-cell table:style-name="ce1" table:formula="of:=POWER(1+1/8;[.H27])" office:value-type="float" office:value="1E+024" calcext:value-type="float">
            <text:p>1,000,000,000,000,000,000,000,000</text:p>
          </table:table-cell>
        </table:table-row>
        <table:table-row table:style-name="ro1">
          <table:table-cell table:style-name="Default" table:formula="of:=[.A27]+1" office:value-type="float" office:value="26" calcext:value-type="float">
            <text:p>26</text:p>
          </table:table-cell>
          <table:table-cell table:style-name="ce1" table:formula="of:=[.B27]*10" office:value-type="float" office:value="1E+025" calcext:value-type="float">
            <text:p>10,000,000,000,000,000,000,000,000</text:p>
          </table:table-cell>
          <table:table-cell table:style-name="ce1" table:formula="of:=1+LOG([.B28])/LOG(2)" office:value-type="float" office:value="84.0482023721841" calcext:value-type="float">
            <text:p>84</text:p>
          </table:table-cell>
          <table:table-cell table:style-name="ce1" table:formula="of:=POWER([.B28];1/3)" office:value-type="float" office:value="215443469.003188" calcext:value-type="float">
            <text:p>215,443,469</text:p>
          </table:table-cell>
          <table:table-cell table:style-name="ce1" table:formula="of:=3.5*POWER([.B28];1/3)" office:value-type="float" office:value="754052141.511158" calcext:value-type="float">
            <text:p>754,052,142</text:p>
          </table:table-cell>
          <table:table-cell table:style-name="ce1" table:formula="of:=1.348*POWER([.B28];1/3)" office:value-type="float" office:value="290417796.216298" calcext:value-type="float">
            <text:p>290,417,796</text:p>
          </table:table-cell>
          <table:table-cell table:style-name="ce4" table:formula="of:=LOG([.A28])/LOG(16)" office:value-type="float" office:value="1.17510992953527" calcext:value-type="float">
            <text:p>1.175</text:p>
          </table:table-cell>
          <table:table-cell table:style-name="ce4" table:formula="of:=LOG([.B28];1+1/8)" office:value-type="float" office:value="488.734451477277" calcext:value-type="float">
            <text:p>488.734</text:p>
          </table:table-cell>
          <table:table-cell table:style-name="ce1" table:formula="of:=POWER(1+1/8;[.H28])" office:value-type="float" office:value="1E+025" calcext:value-type="float">
            <text:p>10,000,000,000,000,000,000,000,000</text:p>
          </table:table-cell>
        </table:table-row>
        <table:table-row table:style-name="ro1">
          <table:table-cell table:style-name="Default" table:formula="of:=[.A28]+1" office:value-type="float" office:value="27" calcext:value-type="float">
            <text:p>27</text:p>
          </table:table-cell>
          <table:table-cell table:style-name="ce1" table:formula="of:=[.B28]*10" office:value-type="float" office:value="1E+026" calcext:value-type="float">
            <text:p>100,000,000,000,000,000,000,000,000</text:p>
          </table:table-cell>
          <table:table-cell table:style-name="ce1" table:formula="of:=1+LOG([.B29])/LOG(2)" office:value-type="float" office:value="87.3701304670714" calcext:value-type="float">
            <text:p>87</text:p>
          </table:table-cell>
          <table:table-cell table:style-name="ce1" table:formula="of:=POWER([.B29];1/3)" office:value-type="float" office:value="464158883.361277" calcext:value-type="float">
            <text:p>464,158,883</text:p>
          </table:table-cell>
          <table:table-cell table:style-name="ce1" table:formula="of:=3.5*POWER([.B29];1/3)" office:value-type="float" office:value="1624556091.76447" calcext:value-type="float">
            <text:p>1,624,556,092</text:p>
          </table:table-cell>
          <table:table-cell table:style-name="ce1" table:formula="of:=1.348*POWER([.B29];1/3)" office:value-type="float" office:value="625686174.771002" calcext:value-type="float">
            <text:p>625,686,175</text:p>
          </table:table-cell>
          <table:table-cell table:style-name="ce4" table:formula="of:=LOG([.A29])/LOG(16)" office:value-type="float" office:value="1.18872187554087" calcext:value-type="float">
            <text:p>1.189</text:p>
          </table:table-cell>
          <table:table-cell table:style-name="ce4" table:formula="of:=LOG([.B29];1+1/8)" office:value-type="float" office:value="508.283829536368" calcext:value-type="float">
            <text:p>508.284</text:p>
          </table:table-cell>
          <table:table-cell table:style-name="ce1" table:formula="of:=POWER(1+1/8;[.H29])" office:value-type="float" office:value="1E+026" calcext:value-type="float">
            <text:p>100,000,000,000,000,000,000,000,000</text:p>
          </table:table-cell>
        </table:table-row>
        <table:table-row table:style-name="ro1">
          <table:table-cell table:style-name="Default" table:formula="of:=[.A29]+1" office:value-type="float" office:value="28" calcext:value-type="float">
            <text:p>28</text:p>
          </table:table-cell>
          <table:table-cell table:style-name="ce1" table:formula="of:=[.B29]*10" office:value-type="float" office:value="1E+027" calcext:value-type="float">
            <text:p>1,000,000,000,000,000,000,000,000,000</text:p>
          </table:table-cell>
          <table:table-cell table:style-name="ce1" table:formula="of:=1+LOG([.B30])/LOG(2)" office:value-type="float" office:value="90.6920585619588" calcext:value-type="float">
            <text:p>91</text:p>
          </table:table-cell>
          <table:table-cell table:style-name="ce1" table:formula="of:=POWER([.B30];1/3)" office:value-type="float" office:value="1000000000" calcext:value-type="float">
            <text:p>1,000,000,000</text:p>
          </table:table-cell>
          <table:table-cell table:style-name="ce1" table:formula="of:=3.5*POWER([.B30];1/3)" office:value-type="float" office:value="3500000000" calcext:value-type="float">
            <text:p>3,500,000,000</text:p>
          </table:table-cell>
          <table:table-cell table:style-name="ce1" table:formula="of:=1.348*POWER([.B30];1/3)" office:value-type="float" office:value="1348000000" calcext:value-type="float">
            <text:p>1,348,000,000</text:p>
          </table:table-cell>
          <table:table-cell table:style-name="ce4" table:formula="of:=LOG([.A30])/LOG(16)" office:value-type="float" office:value="1.2018387305144" calcext:value-type="float">
            <text:p>1.202</text:p>
          </table:table-cell>
          <table:table-cell table:style-name="ce4" table:formula="of:=LOG([.B30];1+1/8)" office:value-type="float" office:value="527.833207595459" calcext:value-type="float">
            <text:p>527.833</text:p>
          </table:table-cell>
          <table:table-cell table:style-name="ce1" table:formula="of:=POWER(1+1/8;[.H30])" office:value-type="float" office:value="1E+027" calcext:value-type="float">
            <text:p>1,000,000,000,000,000,000,000,000,000</text:p>
          </table:table-cell>
        </table:table-row>
        <table:table-row table:style-name="ro1">
          <table:table-cell table:style-name="Default" table:formula="of:=[.A30]+1" office:value-type="float" office:value="29" calcext:value-type="float">
            <text:p>29</text:p>
          </table:table-cell>
          <table:table-cell table:style-name="ce1" table:formula="of:=[.B30]*10" office:value-type="float" office:value="1E+028" calcext:value-type="float">
            <text:p>10,000,000,000,000,000,000,000,000,000</text:p>
          </table:table-cell>
          <table:table-cell table:style-name="ce1" table:formula="of:=1+LOG([.B31])/LOG(2)" office:value-type="float" office:value="94.0139866568462" calcext:value-type="float">
            <text:p>94</text:p>
          </table:table-cell>
          <table:table-cell table:style-name="ce1" table:formula="of:=POWER([.B31];1/3)" office:value-type="float" office:value="2154434690.03188" calcext:value-type="float">
            <text:p>2,154,434,690</text:p>
          </table:table-cell>
          <table:table-cell table:style-name="ce1" table:formula="of:=3.5*POWER([.B31];1/3)" office:value-type="float" office:value="7540521415.11158" calcext:value-type="float">
            <text:p>7,540,521,415</text:p>
          </table:table-cell>
          <table:table-cell table:style-name="ce1" table:formula="of:=1.348*POWER([.B31];1/3)" office:value-type="float" office:value="2904177962.16298" calcext:value-type="float">
            <text:p>2,904,177,962</text:p>
          </table:table-cell>
          <table:table-cell table:style-name="ce4" table:formula="of:=LOG([.A31])/LOG(16)" office:value-type="float" office:value="1.21449524878189" calcext:value-type="float">
            <text:p>1.214</text:p>
          </table:table-cell>
          <table:table-cell table:style-name="ce4" table:formula="of:=LOG([.B31];1+1/8)" office:value-type="float" office:value="547.38258565455" calcext:value-type="float">
            <text:p>547.383</text:p>
          </table:table-cell>
          <table:table-cell table:style-name="ce1" table:formula="of:=POWER(1+1/8;[.H31])" office:value-type="float" office:value="1.00000000000001E+028" calcext:value-type="float">
            <text:p>10,000,000,000,000,100,000,000,000,000</text:p>
          </table:table-cell>
        </table:table-row>
        <table:table-row table:style-name="ro1">
          <table:table-cell table:style-name="Default" table:formula="of:=[.A31]+1" office:value-type="float" office:value="30" calcext:value-type="float">
            <text:p>30</text:p>
          </table:table-cell>
          <table:table-cell table:style-name="ce1" table:formula="of:=[.B31]*10" office:value-type="float" office:value="1E+029" calcext:value-type="float">
            <text:p>100,000,000,000,000,000,000,000,000,000</text:p>
          </table:table-cell>
          <table:table-cell table:style-name="ce1" table:formula="of:=1+LOG([.B32])/LOG(2)" office:value-type="float" office:value="97.3359147517335" calcext:value-type="float">
            <text:p>97</text:p>
          </table:table-cell>
          <table:table-cell table:style-name="ce1" table:formula="of:=POWER([.B32];1/3)" office:value-type="float" office:value="4641588833.61277" calcext:value-type="float">
            <text:p>4,641,588,834</text:p>
          </table:table-cell>
          <table:table-cell table:style-name="ce1" table:formula="of:=3.5*POWER([.B32];1/3)" office:value-type="float" office:value="16245560917.6447" calcext:value-type="float">
            <text:p>16,245,560,918</text:p>
          </table:table-cell>
          <table:table-cell table:style-name="ce1" table:formula="of:=1.348*POWER([.B32];1/3)" office:value-type="float" office:value="6256861747.71002" calcext:value-type="float">
            <text:p>6,256,861,748</text:p>
          </table:table-cell>
          <table:table-cell table:style-name="ce4" table:formula="of:=LOG([.A32])/LOG(16)" office:value-type="float" office:value="1.22672264890213" calcext:value-type="float">
            <text:p>1.227</text:p>
          </table:table-cell>
          <table:table-cell table:style-name="ce4" table:formula="of:=LOG([.B32];1+1/8)" office:value-type="float" office:value="566.931963713641" calcext:value-type="float">
            <text:p>566.932</text:p>
          </table:table-cell>
          <table:table-cell table:style-name="ce1" table:formula="of:=POWER(1+1/8;[.H32])" office:value-type="float" office:value="9.99999999999989E+028" calcext:value-type="float">
            <text:p>99,999,999,999,998,900,000,000,000,000</text:p>
          </table:table-cell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ogs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ce4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/>
          <table:table-cell table:style-name="Default" office:value-type="string" calcext:value-type="string">
            <text:p>log</text:p>
          </table:table-cell>
          <table:table-cell table:style-name="Default" office:value-type="string" calcext:value-type="string">
            <text:p>exp</text:p>
          </table:table-cell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Log2*2</text:p>
          </table:table-cell>
          <table:table-cell office:value-type="string" calcext:value-type="string">
            <text:p>2^(x/2)</text:p>
          </table:table-cell>
          <table:table-cell/>
          <table:table-cell office:value-type="string" calcext:value-type="string">
            <text:p>Log 1.125</text:p>
          </table:table-cell>
        </table:table-row>
        <table:table-row table:style-name="ro1">
          <table:table-cell table:formula="of:=POWER(10;-9)" office:value-type="float" office:value="0.000000001" calcext:value-type="float">
            <text:p>0.000000001</text:p>
          </table:table-cell>
          <table:table-cell table:formula="of:=[.A2]*POWER(10;9)" office:value-type="float" office:value="1" calcext:value-type="float">
            <text:p>1</text:p>
          </table:table-cell>
          <table:table-cell table:formula="of:=LOG([.B2];1+1/16)" office:value-type="float" office:value="0" calcext:value-type="float">
            <text:p>0.000</text:p>
          </table:table-cell>
          <table:table-cell table:formula="of:=POWER(1+1/16;[.C2])" office:value-type="float" office:value="1" calcext:value-type="float">
            <text:p>1</text:p>
          </table:table-cell>
          <table:table-cell/>
          <table:table-cell table:formula="of:=LOG([.B2];2)/LOG(1+1/8;2)" office:value-type="float" office:value="0" calcext:value-type="float">
            <text:p>0</text:p>
          </table:table-cell>
          <table:table-cell table:formula="of:=[.F2]*16"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/>
          <table:table-cell table:formula="of:=LOG10([.B2])/LOG10(1.125)" office:value-type="float" office:value="0" calcext:value-type="float">
            <text:p>0</text:p>
          </table:table-cell>
        </table:table-row>
        <table:table-row table:style-name="ro1">
          <table:table-cell table:formula="of:=[.A2]*3" office:value-type="float" office:value="0.000000003" calcext:value-type="float">
            <text:p>0.000000003</text:p>
          </table:table-cell>
          <table:table-cell table:formula="of:=[.A3]*POWER(10;9)" office:value-type="float" office:value="3" calcext:value-type="float">
            <text:p>3</text:p>
          </table:table-cell>
          <table:table-cell table:formula="of:=LOG([.B3];1+1/16)" office:value-type="float" office:value="18.1215528567683" calcext:value-type="float">
            <text:p>18.122</text:p>
          </table:table-cell>
          <table:table-cell table:formula="of:=POWER(1+1/16;[.C3])" office:value-type="float" office:value="3" calcext:value-type="float">
            <text:p>3</text:p>
          </table:table-cell>
          <table:table-cell/>
          <table:table-cell table:formula="of:=LOG([.B3];2)/LOG(1+1/8;2)" office:value-type="float" office:value="9.32742378854258" calcext:value-type="float">
            <text:p>9.32742378854258</text:p>
          </table:table-cell>
          <table:table-cell table:formula="of:=[.F3]*16" office:value-type="float" office:value="149.238780616681" calcext:value-type="float">
            <text:p>149.238780616681</text:p>
          </table:table-cell>
          <table:table-cell table:formula="of:=[.G3]*2" office:value-type="float" office:value="298.477561233362" calcext:value-type="float">
            <text:p>298.477561233362</text:p>
          </table:table-cell>
          <table:table-cell/>
          <table:table-cell table:formula="of:=LOG10([.B3])/LOG10(1.125)" office:value-type="float" office:value="9.32742378854258" calcext:value-type="float">
            <text:p>9.32742378854258</text:p>
          </table:table-cell>
        </table:table-row>
        <table:table-row table:style-name="ro1">
          <table:table-cell table:formula="of:=[.A3]*3" office:value-type="float" office:value="0.000000009" calcext:value-type="float">
            <text:p>0.000000009</text:p>
          </table:table-cell>
          <table:table-cell table:formula="of:=[.A4]*POWER(10;9)" office:value-type="float" office:value="9" calcext:value-type="float">
            <text:p>9</text:p>
          </table:table-cell>
          <table:table-cell table:formula="of:=LOG([.B4];1+1/16)" office:value-type="float" office:value="36.2431057135365" calcext:value-type="float">
            <text:p>36.243</text:p>
          </table:table-cell>
          <table:table-cell table:formula="of:=POWER(1+1/16;[.C4])" office:value-type="float" office:value="9" calcext:value-type="float">
            <text:p>9</text:p>
          </table:table-cell>
          <table:table-cell/>
          <table:table-cell table:formula="of:=LOG([.B4];2)/LOG(1+1/8;2)" office:value-type="float" office:value="18.6548475770852" calcext:value-type="float">
            <text:p>18.6548475770852</text:p>
          </table:table-cell>
          <table:table-cell table:formula="of:=[.F4]*16" office:value-type="float" office:value="298.477561233362" calcext:value-type="float">
            <text:p>298.477561233362</text:p>
          </table:table-cell>
          <table:table-cell table:formula="of:=[.G4]*2" office:value-type="float" office:value="596.955122466725" calcext:value-type="float">
            <text:p>596.955122466725</text:p>
          </table:table-cell>
          <table:table-cell/>
          <table:table-cell table:formula="of:=LOG10([.B4])/LOG10(1.125)" office:value-type="float" office:value="18.6548475770852" calcext:value-type="float">
            <text:p>18.6548475770852</text:p>
          </table:table-cell>
        </table:table-row>
        <table:table-row table:style-name="ro1">
          <table:table-cell table:formula="of:=[.A4]*3" office:value-type="float" office:value="0.000000027" calcext:value-type="float">
            <text:p>0.000000027</text:p>
          </table:table-cell>
          <table:table-cell table:formula="of:=[.A5]*POWER(10;9)" office:value-type="float" office:value="27" calcext:value-type="float">
            <text:p>27</text:p>
          </table:table-cell>
          <table:table-cell table:formula="of:=LOG([.B5];1+1/16)" office:value-type="float" office:value="54.3646585703048" calcext:value-type="float">
            <text:p>54.365</text:p>
          </table:table-cell>
          <table:table-cell table:formula="of:=POWER(1+1/16;[.C5])" office:value-type="float" office:value="27" calcext:value-type="float">
            <text:p>27</text:p>
          </table:table-cell>
          <table:table-cell/>
          <table:table-cell table:formula="of:=LOG([.B5];2)/LOG(1+1/8;2)" office:value-type="float" office:value="27.9822713656277" calcext:value-type="float">
            <text:p>27.9822713656277</text:p>
          </table:table-cell>
          <table:table-cell table:formula="of:=[.F5]*16" office:value-type="float" office:value="447.716341850044" calcext:value-type="float">
            <text:p>447.716341850044</text:p>
          </table:table-cell>
          <table:table-cell table:formula="of:=[.G5]*2" office:value-type="float" office:value="895.432683700088" calcext:value-type="float">
            <text:p>895.432683700088</text:p>
          </table:table-cell>
          <table:table-cell/>
          <table:table-cell table:formula="of:=LOG10([.B5])/LOG10(1.125)" office:value-type="float" office:value="27.9822713656277" calcext:value-type="float">
            <text:p>27.9822713656277</text:p>
          </table:table-cell>
        </table:table-row>
        <table:table-row table:style-name="ro1">
          <table:table-cell table:formula="of:=[.A5]*3" office:value-type="float" office:value="0.000000081" calcext:value-type="float">
            <text:p>0.000000081</text:p>
          </table:table-cell>
          <table:table-cell table:formula="of:=[.A6]*POWER(10;9)" office:value-type="float" office:value="81" calcext:value-type="float">
            <text:p>81</text:p>
          </table:table-cell>
          <table:table-cell table:formula="of:=LOG([.B6];1+1/16)" office:value-type="float" office:value="72.486211427073" calcext:value-type="float">
            <text:p>72.486</text:p>
          </table:table-cell>
          <table:table-cell table:formula="of:=POWER(1+1/16;[.C6])" office:value-type="float" office:value="81.0000000000001" calcext:value-type="float">
            <text:p>81</text:p>
          </table:table-cell>
          <table:table-cell/>
          <table:table-cell table:formula="of:=LOG([.B6];2)/LOG(1+1/8;2)" office:value-type="float" office:value="37.3096951541703" calcext:value-type="float">
            <text:p>37.3096951541703</text:p>
          </table:table-cell>
          <table:table-cell table:formula="of:=[.F6]*16" office:value-type="float" office:value="596.955122466725" calcext:value-type="float">
            <text:p>596.955122466725</text:p>
          </table:table-cell>
          <table:table-cell table:formula="of:=[.G6]*2" office:value-type="float" office:value="1193.91024493345" calcext:value-type="float">
            <text:p>1193.91024493345</text:p>
          </table:table-cell>
          <table:table-cell/>
          <table:table-cell table:formula="of:=LOG10([.B6])/LOG10(1.125)" office:value-type="float" office:value="37.3096951541703" calcext:value-type="float">
            <text:p>37.3096951541703</text:p>
          </table:table-cell>
        </table:table-row>
        <table:table-row table:style-name="ro1">
          <table:table-cell table:formula="of:=[.A6]*3" office:value-type="float" office:value="0.000000243" calcext:value-type="float">
            <text:p>0.000000243</text:p>
          </table:table-cell>
          <table:table-cell table:formula="of:=[.A7]*POWER(10;9)" office:value-type="float" office:value="243" calcext:value-type="float">
            <text:p>243</text:p>
          </table:table-cell>
          <table:table-cell table:formula="of:=LOG([.B7];1+1/16)" office:value-type="float" office:value="90.6077642838413" calcext:value-type="float">
            <text:p>90.608</text:p>
          </table:table-cell>
          <table:table-cell table:formula="of:=POWER(1+1/16;[.C7])" office:value-type="float" office:value="243" calcext:value-type="float">
            <text:p>243</text:p>
          </table:table-cell>
          <table:table-cell/>
          <table:table-cell table:formula="of:=LOG([.B7];2)/LOG(1+1/8;2)" office:value-type="float" office:value="46.6371189427129" calcext:value-type="float">
            <text:p>46.6371189427129</text:p>
          </table:table-cell>
          <table:table-cell table:formula="of:=[.F7]*16" office:value-type="float" office:value="746.193903083406" calcext:value-type="float">
            <text:p>746.193903083406</text:p>
          </table:table-cell>
          <table:table-cell table:formula="of:=[.G7]*2" office:value-type="float" office:value="1492.38780616681" calcext:value-type="float">
            <text:p>1492.38780616681</text:p>
          </table:table-cell>
          <table:table-cell/>
          <table:table-cell table:formula="of:=LOG10([.B7])/LOG10(1.125)" office:value-type="float" office:value="46.6371189427129" calcext:value-type="float">
            <text:p>46.6371189427129</text:p>
          </table:table-cell>
        </table:table-row>
        <table:table-row table:style-name="ro1">
          <table:table-cell table:formula="of:=[.A7]*3" office:value-type="float" office:value="0.000000729" calcext:value-type="float">
            <text:p>0.000000729</text:p>
          </table:table-cell>
          <table:table-cell table:formula="of:=[.A8]*POWER(10;9)" office:value-type="float" office:value="729" calcext:value-type="float">
            <text:p>729</text:p>
          </table:table-cell>
          <table:table-cell table:formula="of:=LOG([.B8];1+1/16)" office:value-type="float" office:value="108.72931714061" calcext:value-type="float">
            <text:p>108.729</text:p>
          </table:table-cell>
          <table:table-cell table:formula="of:=POWER(1+1/16;[.C8])" office:value-type="float" office:value="729" calcext:value-type="float">
            <text:p>729</text:p>
          </table:table-cell>
          <table:table-cell/>
          <table:table-cell table:formula="of:=LOG([.B8];2)/LOG(1+1/8;2)" office:value-type="float" office:value="55.9645427312555" calcext:value-type="float">
            <text:p>55.9645427312555</text:p>
          </table:table-cell>
          <table:table-cell table:formula="of:=[.F8]*16" office:value-type="float" office:value="895.432683700088" calcext:value-type="float">
            <text:p>895.432683700088</text:p>
          </table:table-cell>
          <table:table-cell table:formula="of:=[.G8]*2" office:value-type="float" office:value="1790.86536740018" calcext:value-type="float">
            <text:p>1790.86536740018</text:p>
          </table:table-cell>
          <table:table-cell/>
          <table:table-cell table:formula="of:=LOG10([.B8])/LOG10(1.125)" office:value-type="float" office:value="55.9645427312555" calcext:value-type="float">
            <text:p>55.9645427312555</text:p>
          </table:table-cell>
        </table:table-row>
        <table:table-row table:style-name="ro1">
          <table:table-cell table:formula="of:=[.A8]*3" office:value-type="float" office:value="0.000002187" calcext:value-type="float">
            <text:p>0.000002187</text:p>
          </table:table-cell>
          <table:table-cell table:formula="of:=[.A9]*POWER(10;9)" office:value-type="float" office:value="2187" calcext:value-type="float">
            <text:p>2187</text:p>
          </table:table-cell>
          <table:table-cell table:formula="of:=LOG([.B9];1+1/16)" office:value-type="float" office:value="126.850869997378" calcext:value-type="float">
            <text:p>126.851</text:p>
          </table:table-cell>
          <table:table-cell table:formula="of:=POWER(1+1/16;[.C9])" office:value-type="float" office:value="2187" calcext:value-type="float">
            <text:p>2,187</text:p>
          </table:table-cell>
          <table:table-cell/>
          <table:table-cell table:formula="of:=LOG([.B9];2)/LOG(1+1/8;2)" office:value-type="float" office:value="65.2919665197981" calcext:value-type="float">
            <text:p>65.2919665197981</text:p>
          </table:table-cell>
          <table:table-cell table:formula="of:=[.F9]*16" office:value-type="float" office:value="1044.67146431677" calcext:value-type="float">
            <text:p>1044.67146431677</text:p>
          </table:table-cell>
          <table:table-cell table:formula="of:=[.G9]*2" office:value-type="float" office:value="2089.34292863354" calcext:value-type="float">
            <text:p>2089.34292863354</text:p>
          </table:table-cell>
          <table:table-cell/>
          <table:table-cell table:formula="of:=LOG10([.B9])/LOG10(1.125)" office:value-type="float" office:value="65.2919665197981" calcext:value-type="float">
            <text:p>65.2919665197981</text:p>
          </table:table-cell>
        </table:table-row>
        <table:table-row table:style-name="ro1">
          <table:table-cell table:formula="of:=[.A9]*3" office:value-type="float" office:value="0.000006561" calcext:value-type="float">
            <text:p>0.000006561</text:p>
          </table:table-cell>
          <table:table-cell table:formula="of:=[.A10]*POWER(10;9)" office:value-type="float" office:value="6561" calcext:value-type="float">
            <text:p>6561</text:p>
          </table:table-cell>
          <table:table-cell table:formula="of:=LOG([.B10];1+1/16)" office:value-type="float" office:value="144.972422854146" calcext:value-type="float">
            <text:p>144.972</text:p>
          </table:table-cell>
          <table:table-cell table:formula="of:=POWER(1+1/16;[.C10])" office:value-type="float" office:value="6561.00000000001" calcext:value-type="float">
            <text:p>6,561</text:p>
          </table:table-cell>
          <table:table-cell/>
          <table:table-cell table:formula="of:=LOG([.B10];2)/LOG(1+1/8;2)" office:value-type="float" office:value="74.6193903083406" calcext:value-type="float">
            <text:p>74.6193903083406</text:p>
          </table:table-cell>
          <table:table-cell table:formula="of:=[.F10]*16" office:value-type="float" office:value="1193.91024493345" calcext:value-type="float">
            <text:p>1193.91024493345</text:p>
          </table:table-cell>
          <table:table-cell table:formula="of:=[.G10]*2" office:value-type="float" office:value="2387.8204898669" calcext:value-type="float">
            <text:p>2387.8204898669</text:p>
          </table:table-cell>
          <table:table-cell/>
          <table:table-cell table:formula="of:=LOG10([.B10])/LOG10(1.125)" office:value-type="float" office:value="74.6193903083406" calcext:value-type="float">
            <text:p>74.6193903083406</text:p>
          </table:table-cell>
        </table:table-row>
        <table:table-row table:style-name="ro1">
          <table:table-cell table:formula="of:=[.A10]*3" office:value-type="float" office:value="0.000019683" calcext:value-type="float">
            <text:p>0.000019683</text:p>
          </table:table-cell>
          <table:table-cell table:formula="of:=[.A11]*POWER(10;9)" office:value-type="float" office:value="19683" calcext:value-type="float">
            <text:p>19683</text:p>
          </table:table-cell>
          <table:table-cell table:formula="of:=LOG([.B11];1+1/16)" office:value-type="float" office:value="163.093975710914" calcext:value-type="float">
            <text:p>163.094</text:p>
          </table:table-cell>
          <table:table-cell table:formula="of:=POWER(1+1/16;[.C11])" office:value-type="float" office:value="19683" calcext:value-type="float">
            <text:p>19,683</text:p>
          </table:table-cell>
          <table:table-cell/>
          <table:table-cell table:formula="of:=LOG([.B11];2)/LOG(1+1/8;2)" office:value-type="float" office:value="83.9468140968832" calcext:value-type="float">
            <text:p>83.9468140968832</text:p>
          </table:table-cell>
          <table:table-cell table:formula="of:=[.F11]*16" office:value-type="float" office:value="1343.14902555013" calcext:value-type="float">
            <text:p>1343.14902555013</text:p>
          </table:table-cell>
          <table:table-cell table:formula="of:=[.G11]*2" office:value-type="float" office:value="2686.29805110026" calcext:value-type="float">
            <text:p>2686.29805110026</text:p>
          </table:table-cell>
          <table:table-cell/>
          <table:table-cell table:formula="of:=LOG10([.B11])/LOG10(1.125)" office:value-type="float" office:value="83.9468140968832" calcext:value-type="float">
            <text:p>83.9468140968832</text:p>
          </table:table-cell>
        </table:table-row>
        <table:table-row table:style-name="ro1">
          <table:table-cell table:formula="of:=[.A11]*3" office:value-type="float" office:value="0.000059049" calcext:value-type="float">
            <text:p>0.000059049</text:p>
          </table:table-cell>
          <table:table-cell table:formula="of:=[.A12]*POWER(10;9)" office:value-type="float" office:value="59049" calcext:value-type="float">
            <text:p>59049</text:p>
          </table:table-cell>
          <table:table-cell table:formula="of:=LOG([.B12];1+1/16)" office:value-type="float" office:value="181.215528567683" calcext:value-type="float">
            <text:p>181.216</text:p>
          </table:table-cell>
          <table:table-cell table:formula="of:=POWER(1+1/16;[.C12])" office:value-type="float" office:value="59049" calcext:value-type="float">
            <text:p>59,049</text:p>
          </table:table-cell>
          <table:table-cell/>
          <table:table-cell table:formula="of:=LOG([.B12];2)/LOG(1+1/8;2)" office:value-type="float" office:value="93.2742378854258" calcext:value-type="float">
            <text:p>93.2742378854258</text:p>
          </table:table-cell>
          <table:table-cell table:formula="of:=[.F12]*16" office:value-type="float" office:value="1492.38780616681" calcext:value-type="float">
            <text:p>1492.38780616681</text:p>
          </table:table-cell>
          <table:table-cell table:formula="of:=[.G12]*2" office:value-type="float" office:value="2984.77561233362" calcext:value-type="float">
            <text:p>2984.77561233362</text:p>
          </table:table-cell>
          <table:table-cell/>
          <table:table-cell table:formula="of:=LOG10([.B12])/LOG10(1.125)" office:value-type="float" office:value="93.2742378854258" calcext:value-type="float">
            <text:p>93.2742378854258</text:p>
          </table:table-cell>
        </table:table-row>
        <table:table-row table:style-name="ro1">
          <table:table-cell table:formula="of:=[.A12]*3" office:value-type="float" office:value="0.000177147" calcext:value-type="float">
            <text:p>0.000177147</text:p>
          </table:table-cell>
          <table:table-cell table:formula="of:=[.A13]*POWER(10;9)" office:value-type="float" office:value="177147" calcext:value-type="float">
            <text:p>177147</text:p>
          </table:table-cell>
          <table:table-cell table:formula="of:=LOG([.B13];1+1/16)" office:value-type="float" office:value="199.337081424451" calcext:value-type="float">
            <text:p>199.337</text:p>
          </table:table-cell>
          <table:table-cell table:formula="of:=POWER(1+1/16;[.C13])" office:value-type="float" office:value="177147" calcext:value-type="float">
            <text:p>177,147</text:p>
          </table:table-cell>
          <table:table-cell/>
          <table:table-cell table:formula="of:=LOG([.B13];2)/LOG(1+1/8;2)" office:value-type="float" office:value="102.601661673968" calcext:value-type="float">
            <text:p>102.601661673968</text:p>
          </table:table-cell>
          <table:table-cell table:formula="of:=[.F13]*16" office:value-type="float" office:value="1641.62658678349" calcext:value-type="float">
            <text:p>1641.62658678349</text:p>
          </table:table-cell>
          <table:table-cell table:formula="of:=[.G13]*2" office:value-type="float" office:value="3283.25317356699" calcext:value-type="float">
            <text:p>3283.25317356699</text:p>
          </table:table-cell>
          <table:table-cell/>
          <table:table-cell table:formula="of:=LOG10([.B13])/LOG10(1.125)" office:value-type="float" office:value="102.601661673968" calcext:value-type="float">
            <text:p>102.601661673968</text:p>
          </table:table-cell>
        </table:table-row>
        <table:table-row table:style-name="ro1">
          <table:table-cell table:formula="of:=[.A13]*3" office:value-type="float" office:value="0.000531441" calcext:value-type="float">
            <text:p>0.000531441</text:p>
          </table:table-cell>
          <table:table-cell table:formula="of:=[.A14]*POWER(10;9)" office:value-type="float" office:value="531441" calcext:value-type="float">
            <text:p>531441</text:p>
          </table:table-cell>
          <table:table-cell table:formula="of:=LOG([.B14];1+1/16)" office:value-type="float" office:value="217.458634281219" calcext:value-type="float">
            <text:p>217.459</text:p>
          </table:table-cell>
          <table:table-cell table:formula="of:=POWER(1+1/16;[.C14])" office:value-type="float" office:value="531441" calcext:value-type="float">
            <text:p>531,441</text:p>
          </table:table-cell>
          <table:table-cell/>
          <table:table-cell table:formula="of:=LOG([.B14];2)/LOG(1+1/8;2)" office:value-type="float" office:value="111.929085462511" calcext:value-type="float">
            <text:p>111.929085462511</text:p>
          </table:table-cell>
          <table:table-cell table:formula="of:=[.F14]*16" office:value-type="float" office:value="1790.86536740018" calcext:value-type="float">
            <text:p>1790.86536740018</text:p>
          </table:table-cell>
          <table:table-cell table:formula="of:=[.G14]*2" office:value-type="float" office:value="3581.73073480035" calcext:value-type="float">
            <text:p>3581.73073480035</text:p>
          </table:table-cell>
          <table:table-cell/>
          <table:table-cell table:formula="of:=LOG10([.B14])/LOG10(1.125)" office:value-type="float" office:value="111.929085462511" calcext:value-type="float">
            <text:p>111.929085462511</text:p>
          </table:table-cell>
        </table:table-row>
        <table:table-row table:style-name="ro1">
          <table:table-cell table:formula="of:=[.A14]*3" office:value-type="float" office:value="0.001594323" calcext:value-type="float">
            <text:p>0.001594323</text:p>
          </table:table-cell>
          <table:table-cell table:formula="of:=[.A15]*POWER(10;9)" office:value-type="float" office:value="1594323" calcext:value-type="float">
            <text:p>1594323</text:p>
          </table:table-cell>
          <table:table-cell table:formula="of:=LOG([.B15];1+1/16)" office:value-type="float" office:value="235.580187137987" calcext:value-type="float">
            <text:p>235.580</text:p>
          </table:table-cell>
          <table:table-cell table:formula="of:=POWER(1+1/16;[.C15])" office:value-type="float" office:value="1594323" calcext:value-type="float">
            <text:p>1,594,323</text:p>
          </table:table-cell>
          <table:table-cell/>
          <table:table-cell table:formula="of:=LOG([.B15];2)/LOG(1+1/8;2)" office:value-type="float" office:value="121.256509251054" calcext:value-type="float">
            <text:p>121.256509251054</text:p>
          </table:table-cell>
          <table:table-cell table:formula="of:=[.F15]*16" office:value-type="float" office:value="1940.10414801686" calcext:value-type="float">
            <text:p>1940.10414801686</text:p>
          </table:table-cell>
          <table:table-cell table:formula="of:=[.G15]*2" office:value-type="float" office:value="3880.20829603371" calcext:value-type="float">
            <text:p>3880.20829603371</text:p>
          </table:table-cell>
          <table:table-cell/>
          <table:table-cell table:formula="of:=LOG10([.B15])/LOG10(1.125)" office:value-type="float" office:value="121.256509251054" calcext:value-type="float">
            <text:p>121.256509251054</text:p>
          </table:table-cell>
        </table:table-row>
        <table:table-row table:style-name="ro1">
          <table:table-cell table:formula="of:=[.A15]*3" office:value-type="float" office:value="0.004782969" calcext:value-type="float">
            <text:p>0.004782969</text:p>
          </table:table-cell>
          <table:table-cell table:formula="of:=[.A16]*POWER(10;9)" office:value-type="float" office:value="4782969" calcext:value-type="float">
            <text:p>4782969</text:p>
          </table:table-cell>
          <table:table-cell table:formula="of:=LOG([.B16];1+1/16)" office:value-type="float" office:value="253.701739994756" calcext:value-type="float">
            <text:p>253.702</text:p>
          </table:table-cell>
          <table:table-cell table:formula="of:=POWER(1+1/16;[.C16])" office:value-type="float" office:value="4782969.00000001" calcext:value-type="float">
            <text:p>4,782,969</text:p>
          </table:table-cell>
          <table:table-cell/>
          <table:table-cell table:formula="of:=LOG([.B16];2)/LOG(1+1/8;2)" office:value-type="float" office:value="130.583933039596" calcext:value-type="float">
            <text:p>130.583933039596</text:p>
          </table:table-cell>
          <table:table-cell table:formula="of:=[.F16]*16" office:value-type="float" office:value="2089.34292863354" calcext:value-type="float">
            <text:p>2089.34292863354</text:p>
          </table:table-cell>
          <table:table-cell table:formula="of:=[.G16]*2" office:value-type="float" office:value="4178.68585726708" calcext:value-type="float">
            <text:p>4178.68585726708</text:p>
          </table:table-cell>
          <table:table-cell/>
          <table:table-cell table:formula="of:=LOG10([.B16])/LOG10(1.125)" office:value-type="float" office:value="130.583933039596" calcext:value-type="float">
            <text:p>130.583933039596</text:p>
          </table:table-cell>
        </table:table-row>
        <table:table-row table:style-name="ro1">
          <table:table-cell table:formula="of:=[.A16]*3" office:value-type="float" office:value="0.014348907" calcext:value-type="float">
            <text:p>0.014348907</text:p>
          </table:table-cell>
          <table:table-cell table:formula="of:=[.A17]*POWER(10;9)" office:value-type="float" office:value="14348907" calcext:value-type="float">
            <text:p>14348907</text:p>
          </table:table-cell>
          <table:table-cell table:formula="of:=LOG([.B17];1+1/16)" office:value-type="float" office:value="271.823292851524" calcext:value-type="float">
            <text:p>271.823</text:p>
          </table:table-cell>
          <table:table-cell table:formula="of:=POWER(1+1/16;[.C17])" office:value-type="float" office:value="14348907" calcext:value-type="float">
            <text:p>14,348,907</text:p>
          </table:table-cell>
          <table:table-cell/>
          <table:table-cell table:formula="of:=LOG([.B17];2)/LOG(1+1/8;2)" office:value-type="float" office:value="139.911356828139" calcext:value-type="float">
            <text:p>139.911356828139</text:p>
          </table:table-cell>
          <table:table-cell table:formula="of:=[.F17]*16" office:value-type="float" office:value="2238.58170925022" calcext:value-type="float">
            <text:p>2238.58170925022</text:p>
          </table:table-cell>
          <table:table-cell table:formula="of:=[.G17]*2" office:value-type="float" office:value="4477.16341850044" calcext:value-type="float">
            <text:p>4477.16341850044</text:p>
          </table:table-cell>
          <table:table-cell/>
          <table:table-cell table:formula="of:=LOG10([.B17])/LOG10(1.125)" office:value-type="float" office:value="139.911356828139" calcext:value-type="float">
            <text:p>139.911356828139</text:p>
          </table:table-cell>
        </table:table-row>
        <table:table-row table:style-name="ro1">
          <table:table-cell table:formula="of:=[.A17]*3" office:value-type="float" office:value="0.043046721" calcext:value-type="float">
            <text:p>0.043046721</text:p>
          </table:table-cell>
          <table:table-cell table:formula="of:=[.A18]*POWER(10;9)" office:value-type="float" office:value="43046721" calcext:value-type="float">
            <text:p>43046721</text:p>
          </table:table-cell>
          <table:table-cell table:formula="of:=LOG([.B18];1+1/16)" office:value-type="float" office:value="289.944845708292" calcext:value-type="float">
            <text:p>289.945</text:p>
          </table:table-cell>
          <table:table-cell table:formula="of:=POWER(1+1/16;[.C18])" office:value-type="float" office:value="43046721.0000001" calcext:value-type="float">
            <text:p>43,046,721</text:p>
          </table:table-cell>
          <table:table-cell/>
          <table:table-cell table:formula="of:=LOG([.B18];2)/LOG(1+1/8;2)" office:value-type="float" office:value="149.238780616681" calcext:value-type="float">
            <text:p>149.238780616681</text:p>
          </table:table-cell>
          <table:table-cell table:formula="of:=[.F18]*16" office:value-type="float" office:value="2387.8204898669" calcext:value-type="float">
            <text:p>2387.8204898669</text:p>
          </table:table-cell>
          <table:table-cell table:formula="of:=[.G18]*2" office:value-type="float" office:value="4775.6409797338" calcext:value-type="float">
            <text:p>4775.6409797338</text:p>
          </table:table-cell>
          <table:table-cell/>
          <table:table-cell table:formula="of:=LOG10([.B18])/LOG10(1.125)" office:value-type="float" office:value="149.238780616681" calcext:value-type="float">
            <text:p>149.238780616681</text:p>
          </table:table-cell>
        </table:table-row>
        <table:table-row table:style-name="ro1">
          <table:table-cell table:formula="of:=[.A18]*3" office:value-type="float" office:value="0.129140163" calcext:value-type="float">
            <text:p>0.129140163</text:p>
          </table:table-cell>
          <table:table-cell table:formula="of:=[.A19]*POWER(10;9)" office:value-type="float" office:value="129140163" calcext:value-type="float">
            <text:p>129140163</text:p>
          </table:table-cell>
          <table:table-cell table:formula="of:=LOG([.B19];1+1/16)" office:value-type="float" office:value="308.06639856506" calcext:value-type="float">
            <text:p>308.066</text:p>
          </table:table-cell>
          <table:table-cell table:formula="of:=POWER(1+1/16;[.C19])" office:value-type="float" office:value="129140163" calcext:value-type="float">
            <text:p>129,140,163</text:p>
          </table:table-cell>
          <table:table-cell/>
          <table:table-cell table:formula="of:=LOG([.B19];2)/LOG(1+1/8;2)" office:value-type="float" office:value="158.566204405224" calcext:value-type="float">
            <text:p>158.566204405224</text:p>
          </table:table-cell>
          <table:table-cell table:formula="of:=[.F19]*16" office:value-type="float" office:value="2537.05927048358" calcext:value-type="float">
            <text:p>2537.05927048358</text:p>
          </table:table-cell>
          <table:table-cell table:formula="of:=[.G19]*2" office:value-type="float" office:value="5074.11854096716" calcext:value-type="float">
            <text:p>5074.11854096716</text:p>
          </table:table-cell>
          <table:table-cell/>
          <table:table-cell table:formula="of:=LOG10([.B19])/LOG10(1.125)" office:value-type="float" office:value="158.566204405224" calcext:value-type="float">
            <text:p>158.566204405224</text:p>
          </table:table-cell>
        </table:table-row>
        <table:table-row table:style-name="ro1">
          <table:table-cell table:formula="of:=[.A19]*3" office:value-type="float" office:value="0.387420489" calcext:value-type="float">
            <text:p>0.387420489</text:p>
          </table:table-cell>
          <table:table-cell table:formula="of:=[.A20]*POWER(10;9)" office:value-type="float" office:value="387420489" calcext:value-type="float">
            <text:p>387420489</text:p>
          </table:table-cell>
          <table:table-cell table:formula="of:=LOG([.B20];1+1/16)" office:value-type="float" office:value="326.187951421829" calcext:value-type="float">
            <text:p>326.188</text:p>
          </table:table-cell>
          <table:table-cell table:formula="of:=POWER(1+1/16;[.C20])" office:value-type="float" office:value="387420489" calcext:value-type="float">
            <text:p>387,420,489</text:p>
          </table:table-cell>
          <table:table-cell/>
          <table:table-cell table:formula="of:=LOG([.B20];2)/LOG(1+1/8;2)" office:value-type="float" office:value="167.893628193766" calcext:value-type="float">
            <text:p>167.893628193766</text:p>
          </table:table-cell>
          <table:table-cell table:formula="of:=[.F20]*16" office:value-type="float" office:value="2686.29805110026" calcext:value-type="float">
            <text:p>2686.29805110026</text:p>
          </table:table-cell>
          <table:table-cell table:formula="of:=[.G20]*2" office:value-type="float" office:value="5372.59610220053" calcext:value-type="float">
            <text:p>5372.59610220053</text:p>
          </table:table-cell>
          <table:table-cell/>
          <table:table-cell table:formula="of:=LOG10([.B20])/LOG10(1.125)" office:value-type="float" office:value="167.893628193766" calcext:value-type="float">
            <text:p>167.893628193766</text:p>
          </table:table-cell>
        </table:table-row>
        <table:table-row table:style-name="ro1">
          <table:table-cell table:formula="of:=[.A20]*3" office:value-type="float" office:value="1.162261467" calcext:value-type="float">
            <text:p>1.162261467</text:p>
          </table:table-cell>
          <table:table-cell table:formula="of:=[.A21]*POWER(10;9)" office:value-type="float" office:value="1162261467" calcext:value-type="float">
            <text:p>1162261467</text:p>
          </table:table-cell>
          <table:table-cell table:formula="of:=LOG([.B21];1+1/16)" office:value-type="float" office:value="344.309504278597" calcext:value-type="float">
            <text:p>344.310</text:p>
          </table:table-cell>
          <table:table-cell table:formula="of:=POWER(1+1/16;[.C21])" office:value-type="float" office:value="1162261467" calcext:value-type="float">
            <text:p>1,162,261,467</text:p>
          </table:table-cell>
          <table:table-cell/>
          <table:table-cell table:formula="of:=LOG([.B21];2)/LOG(1+1/8;2)" office:value-type="float" office:value="177.221051982309" calcext:value-type="float">
            <text:p>177.221051982309</text:p>
          </table:table-cell>
          <table:table-cell table:formula="of:=[.F21]*16" office:value-type="float" office:value="2835.53683171694" calcext:value-type="float">
            <text:p>2835.53683171694</text:p>
          </table:table-cell>
          <table:table-cell table:formula="of:=[.G21]*2" office:value-type="float" office:value="5671.07366343389" calcext:value-type="float">
            <text:p>5671.07366343389</text:p>
          </table:table-cell>
          <table:table-cell/>
          <table:table-cell table:formula="of:=LOG10([.B21])/LOG10(1.125)" office:value-type="float" office:value="177.221051982309" calcext:value-type="float">
            <text:p>177.221051982309</text:p>
          </table:table-cell>
        </table:table-row>
        <table:table-row table:style-name="ro1">
          <table:table-cell table:formula="of:=[.A21]*3" office:value-type="float" office:value="3.486784401" calcext:value-type="float">
            <text:p>3.486784401</text:p>
          </table:table-cell>
          <table:table-cell table:formula="of:=[.A22]*POWER(10;9)" office:value-type="float" office:value="3486784401" calcext:value-type="float">
            <text:p>3486784401</text:p>
          </table:table-cell>
          <table:table-cell table:formula="of:=LOG([.B22];1+1/16)" office:value-type="float" office:value="362.431057135365" calcext:value-type="float">
            <text:p>362.431</text:p>
          </table:table-cell>
          <table:table-cell table:formula="of:=POWER(1+1/16;[.C22])" office:value-type="float" office:value="3486784401" calcext:value-type="float">
            <text:p>3,486,784,401</text:p>
          </table:table-cell>
          <table:table-cell/>
          <table:table-cell table:formula="of:=LOG([.B22];2)/LOG(1+1/8;2)" office:value-type="float" office:value="186.548475770852" calcext:value-type="float">
            <text:p>186.548475770852</text:p>
          </table:table-cell>
          <table:table-cell table:formula="of:=[.F22]*16" office:value-type="float" office:value="2984.77561233362" calcext:value-type="float">
            <text:p>2984.77561233362</text:p>
          </table:table-cell>
          <table:table-cell table:formula="of:=[.G22]*2" office:value-type="float" office:value="5969.55122466725" calcext:value-type="float">
            <text:p>5969.55122466725</text:p>
          </table:table-cell>
          <table:table-cell/>
          <table:table-cell table:formula="of:=LOG10([.B22])/LOG10(1.125)" office:value-type="float" office:value="186.548475770852" calcext:value-type="float">
            <text:p>186.548475770852</text:p>
          </table:table-cell>
        </table:table-row>
        <table:table-row table:style-name="ro1">
          <table:table-cell table:formula="of:=[.A22]*3" office:value-type="float" office:value="10.460353203" calcext:value-type="float">
            <text:p>10.460353203</text:p>
          </table:table-cell>
          <table:table-cell table:formula="of:=[.A23]*POWER(10;9)" office:value-type="float" office:value="10460353203" calcext:value-type="float">
            <text:p>10460353203</text:p>
          </table:table-cell>
          <table:table-cell table:formula="of:=LOG([.B23];1+1/16)" office:value-type="float" office:value="380.552609992133" calcext:value-type="float">
            <text:p>380.553</text:p>
          </table:table-cell>
          <table:table-cell table:formula="of:=POWER(1+1/16;[.C23])" office:value-type="float" office:value="10460353203" calcext:value-type="float">
            <text:p>10,460,353,203</text:p>
          </table:table-cell>
          <table:table-cell/>
          <table:table-cell table:formula="of:=LOG([.B23];2)/LOG(1+1/8;2)" office:value-type="float" office:value="195.875899559394" calcext:value-type="float">
            <text:p>195.875899559394</text:p>
          </table:table-cell>
          <table:table-cell table:formula="of:=[.F23]*16" office:value-type="float" office:value="3134.01439295031" calcext:value-type="float">
            <text:p>3134.01439295031</text:p>
          </table:table-cell>
          <table:table-cell table:formula="of:=[.G23]*2" office:value-type="float" office:value="6268.02878590061" calcext:value-type="float">
            <text:p>6268.02878590061</text:p>
          </table:table-cell>
          <table:table-cell/>
          <table:table-cell table:formula="of:=LOG10([.B23])/LOG10(1.125)" office:value-type="float" office:value="195.875899559394" calcext:value-type="float">
            <text:p>195.875899559394</text:p>
          </table:table-cell>
        </table:table-row>
        <table:table-row table:style-name="ro1">
          <table:table-cell table:formula="of:=[.A23]*3" office:value-type="float" office:value="31.381059609" calcext:value-type="float">
            <text:p>31.381059609</text:p>
          </table:table-cell>
          <table:table-cell table:formula="of:=[.A24]*POWER(10;9)" office:value-type="float" office:value="31381059609" calcext:value-type="float">
            <text:p>31381059609</text:p>
          </table:table-cell>
          <table:table-cell table:formula="of:=LOG([.B24];1+1/16)" office:value-type="float" office:value="398.674162848902" calcext:value-type="float">
            <text:p>398.674</text:p>
          </table:table-cell>
          <table:table-cell table:formula="of:=POWER(1+1/16;[.C24])" office:value-type="float" office:value="31381059609.0001" calcext:value-type="float">
            <text:p>31,381,059,609</text:p>
          </table:table-cell>
          <table:table-cell/>
          <table:table-cell table:formula="of:=LOG([.B24];2)/LOG(1+1/8;2)" office:value-type="float" office:value="205.203323347937" calcext:value-type="float">
            <text:p>205.203323347937</text:p>
          </table:table-cell>
          <table:table-cell table:formula="of:=[.F24]*16" office:value-type="float" office:value="3283.25317356699" calcext:value-type="float">
            <text:p>3283.25317356699</text:p>
          </table:table-cell>
          <table:table-cell table:formula="of:=[.G24]*2" office:value-type="float" office:value="6566.50634713397" calcext:value-type="float">
            <text:p>6566.50634713397</text:p>
          </table:table-cell>
          <table:table-cell/>
          <table:table-cell table:formula="of:=LOG10([.B24])/LOG10(1.125)" office:value-type="float" office:value="205.203323347937" calcext:value-type="float">
            <text:p>205.203323347937</text:p>
          </table:table-cell>
        </table:table-row>
        <table:table-row table:style-name="ro1">
          <table:table-cell table:formula="of:=[.A24]*3" office:value-type="float" office:value="94.143178827" calcext:value-type="float">
            <text:p>94.143178827</text:p>
          </table:table-cell>
          <table:table-cell table:formula="of:=[.A25]*POWER(10;9)" office:value-type="float" office:value="94143178827" calcext:value-type="float">
            <text:p>94143178827</text:p>
          </table:table-cell>
          <table:table-cell table:formula="of:=LOG([.B25];1+1/16)" office:value-type="float" office:value="416.79571570567" calcext:value-type="float">
            <text:p>416.796</text:p>
          </table:table-cell>
          <table:table-cell table:formula="of:=POWER(1+1/16;[.C25])" office:value-type="float" office:value="94143178827.0001" calcext:value-type="float">
            <text:p>94,143,178,827</text:p>
          </table:table-cell>
          <table:table-cell/>
          <table:table-cell table:formula="of:=LOG([.B25];2)/LOG(1+1/8;2)" office:value-type="float" office:value="214.530747136479" calcext:value-type="float">
            <text:p>214.530747136479</text:p>
          </table:table-cell>
          <table:table-cell table:formula="of:=[.F25]*16" office:value-type="float" office:value="3432.49195418367" calcext:value-type="float">
            <text:p>3432.49195418367</text:p>
          </table:table-cell>
          <table:table-cell table:formula="of:=[.G25]*2" office:value-type="float" office:value="6864.98390836734" calcext:value-type="float">
            <text:p>6864.98390836734</text:p>
          </table:table-cell>
          <table:table-cell/>
          <table:table-cell table:formula="of:=LOG10([.B25])/LOG10(1.125)" office:value-type="float" office:value="214.530747136479" calcext:value-type="float">
            <text:p>214.530747136479</text:p>
          </table:table-cell>
        </table:table-row>
        <table:table-row table:style-name="ro1">
          <table:table-cell table:formula="of:=[.A25]*3" office:value-type="float" office:value="282.429536481" calcext:value-type="float">
            <text:p>282.429536481</text:p>
          </table:table-cell>
          <table:table-cell table:formula="of:=[.A26]*POWER(10;9)" office:value-type="float" office:value="282429536481" calcext:value-type="float">
            <text:p>282429536481</text:p>
          </table:table-cell>
          <table:table-cell table:formula="of:=LOG([.B26];1+1/16)" office:value-type="float" office:value="434.917268562438" calcext:value-type="float">
            <text:p>434.917</text:p>
          </table:table-cell>
          <table:table-cell table:formula="of:=POWER(1+1/16;[.C26])" office:value-type="float" office:value="282429536481" calcext:value-type="float">
            <text:p>282,429,536,481</text:p>
          </table:table-cell>
          <table:table-cell/>
          <table:table-cell table:formula="of:=LOG([.B26];2)/LOG(1+1/8;2)" office:value-type="float" office:value="223.858170925022" calcext:value-type="float">
            <text:p>223.858170925022</text:p>
          </table:table-cell>
          <table:table-cell table:formula="of:=[.F26]*16" office:value-type="float" office:value="3581.73073480035" calcext:value-type="float">
            <text:p>3581.73073480035</text:p>
          </table:table-cell>
          <table:table-cell table:formula="of:=[.G26]*2" office:value-type="float" office:value="7163.4614696007" calcext:value-type="float">
            <text:p>7163.4614696007</text:p>
          </table:table-cell>
          <table:table-cell/>
          <table:table-cell table:formula="of:=LOG10([.B26])/LOG10(1.125)" office:value-type="float" office:value="223.858170925022" calcext:value-type="float">
            <text:p>223.858170925022</text:p>
          </table:table-cell>
        </table:table-row>
        <table:table-row table:style-name="ro1">
          <table:table-cell table:formula="of:=[.A26]*3" office:value-type="float" office:value="847.288609443" calcext:value-type="float">
            <text:p>847.288609443</text:p>
          </table:table-cell>
          <table:table-cell table:formula="of:=[.A27]*POWER(10;9)" office:value-type="float" office:value="847288609443" calcext:value-type="float">
            <text:p>847288609443</text:p>
          </table:table-cell>
          <table:table-cell table:formula="of:=LOG([.B27];1+1/16)" office:value-type="float" office:value="453.038821419206" calcext:value-type="float">
            <text:p>453.039</text:p>
          </table:table-cell>
          <table:table-cell table:formula="of:=POWER(1+1/16;[.C27])" office:value-type="float" office:value="847288609443.002" calcext:value-type="float">
            <text:p>847,288,609,443</text:p>
          </table:table-cell>
          <table:table-cell/>
          <table:table-cell table:formula="of:=LOG([.B27];2)/LOG(1+1/8;2)" office:value-type="float" office:value="233.185594713564" calcext:value-type="float">
            <text:p>233.185594713564</text:p>
          </table:table-cell>
          <table:table-cell table:formula="of:=[.F27]*16" office:value-type="float" office:value="3730.96951541703" calcext:value-type="float">
            <text:p>3730.96951541703</text:p>
          </table:table-cell>
          <table:table-cell table:formula="of:=[.G27]*2" office:value-type="float" office:value="7461.93903083406" calcext:value-type="float">
            <text:p>7461.93903083406</text:p>
          </table:table-cell>
          <table:table-cell/>
          <table:table-cell table:formula="of:=LOG10([.B27])/LOG10(1.125)" office:value-type="float" office:value="233.185594713564" calcext:value-type="float">
            <text:p>233.185594713564</text:p>
          </table:table-cell>
        </table:table-row>
        <table:table-row table:style-name="ro1">
          <table:table-cell table:formula="of:=[.A27]*3" office:value-type="float" office:value="2541.865828329" calcext:value-type="float">
            <text:p>2541.865828329</text:p>
          </table:table-cell>
          <table:table-cell table:formula="of:=[.A28]*POWER(10;9)" office:value-type="float" office:value="2541865828329" calcext:value-type="float">
            <text:p>2541865828329</text:p>
          </table:table-cell>
          <table:table-cell table:formula="of:=LOG([.B28];1+1/16)" office:value-type="float" office:value="471.160374275975" calcext:value-type="float">
            <text:p>471.160</text:p>
          </table:table-cell>
          <table:table-cell table:formula="of:=POWER(1+1/16;[.C28])" office:value-type="float" office:value="2541865828329" calcext:value-type="float">
            <text:p>2,541,865,828,329</text:p>
          </table:table-cell>
          <table:table-cell/>
          <table:table-cell table:formula="of:=LOG([.B28];2)/LOG(1+1/8;2)" office:value-type="float" office:value="242.513018502107" calcext:value-type="float">
            <text:p>242.513018502107</text:p>
          </table:table-cell>
          <table:table-cell table:formula="of:=[.F28]*16" office:value-type="float" office:value="3880.20829603371" calcext:value-type="float">
            <text:p>3880.20829603371</text:p>
          </table:table-cell>
          <table:table-cell table:formula="of:=[.G28]*2" office:value-type="float" office:value="7760.41659206742" calcext:value-type="float">
            <text:p>7760.41659206742</text:p>
          </table:table-cell>
          <table:table-cell/>
          <table:table-cell table:formula="of:=LOG10([.B28])/LOG10(1.125)" office:value-type="float" office:value="242.513018502107" calcext:value-type="float">
            <text:p>242.513018502107</text:p>
          </table:table-cell>
        </table:table-row>
        <table:table-row table:style-name="ro1">
          <table:table-cell table:formula="of:=[.A28]*3" office:value-type="float" office:value="7625.597484987" calcext:value-type="float">
            <text:p>7625.597484987</text:p>
          </table:table-cell>
          <table:table-cell table:formula="of:=[.A29]*POWER(10;9)" office:value-type="float" office:value="7625597484987" calcext:value-type="float">
            <text:p>7625597484987</text:p>
          </table:table-cell>
          <table:table-cell table:formula="of:=LOG([.B29];1+1/16)" office:value-type="float" office:value="489.281927132743" calcext:value-type="float">
            <text:p>489.282</text:p>
          </table:table-cell>
          <table:table-cell table:formula="of:=POWER(1+1/16;[.C29])" office:value-type="float" office:value="7625597484987" calcext:value-type="float">
            <text:p>7,625,597,484,987</text:p>
          </table:table-cell>
          <table:table-cell/>
          <table:table-cell table:formula="of:=LOG([.B29];2)/LOG(1+1/8;2)" office:value-type="float" office:value="251.84044229065" calcext:value-type="float">
            <text:p>251.84044229065</text:p>
          </table:table-cell>
          <table:table-cell table:formula="of:=[.F29]*16" office:value-type="float" office:value="4029.44707665039" calcext:value-type="float">
            <text:p>4029.44707665039</text:p>
          </table:table-cell>
          <table:table-cell table:formula="of:=[.G29]*2" office:value-type="float" office:value="8058.89415330079" calcext:value-type="float">
            <text:p>8058.89415330079</text:p>
          </table:table-cell>
          <table:table-cell/>
          <table:table-cell table:formula="of:=LOG10([.B29])/LOG10(1.125)" office:value-type="float" office:value="251.84044229065" calcext:value-type="float">
            <text:p>251.84044229065</text:p>
          </table:table-cell>
        </table:table-row>
        <table:table-row table:style-name="ro1">
          <table:table-cell table:formula="of:=[.A29]*3" office:value-type="float" office:value="22876.792454961" calcext:value-type="float">
            <text:p>22876.792454961</text:p>
          </table:table-cell>
          <table:table-cell table:formula="of:=[.A30]*POWER(10;9)" office:value-type="float" office:value="22876792454961" calcext:value-type="float">
            <text:p>22876792454961</text:p>
          </table:table-cell>
          <table:table-cell table:formula="of:=LOG([.B30];1+1/16)" office:value-type="float" office:value="507.403479989511" calcext:value-type="float">
            <text:p>507.403</text:p>
          </table:table-cell>
          <table:table-cell table:formula="of:=POWER(1+1/16;[.C30])" office:value-type="float" office:value="22876792454961.1" calcext:value-type="float">
            <text:p>22,876,792,454,961</text:p>
          </table:table-cell>
          <table:table-cell/>
          <table:table-cell table:formula="of:=LOG([.B30];2)/LOG(1+1/8;2)" office:value-type="float" office:value="261.167866079192" calcext:value-type="float">
            <text:p>261.167866079192</text:p>
          </table:table-cell>
          <table:table-cell table:formula="of:=[.F30]*16" office:value-type="float" office:value="4178.68585726708" calcext:value-type="float">
            <text:p>4178.68585726708</text:p>
          </table:table-cell>
          <table:table-cell table:formula="of:=[.G30]*2" office:value-type="float" office:value="8357.37171453415" calcext:value-type="float">
            <text:p>8357.37171453415</text:p>
          </table:table-cell>
          <table:table-cell/>
          <table:table-cell table:formula="of:=LOG10([.B30])/LOG10(1.125)" office:value-type="float" office:value="261.167866079192" calcext:value-type="float">
            <text:p>261.167866079192</text:p>
          </table:table-cell>
        </table:table-row>
        <table:table-row table:style-name="ro1">
          <table:table-cell table:formula="of:=[.A30]*3" office:value-type="float" office:value="68630.377364883" calcext:value-type="float">
            <text:p>68630.377364883</text:p>
          </table:table-cell>
          <table:table-cell table:formula="of:=[.A31]*POWER(10;9)" office:value-type="float" office:value="68630377364883" calcext:value-type="float">
            <text:p>68630377364883</text:p>
          </table:table-cell>
          <table:table-cell table:formula="of:=LOG([.B31];1+1/16)" office:value-type="float" office:value="525.525032846279" calcext:value-type="float">
            <text:p>525.525</text:p>
          </table:table-cell>
          <table:table-cell table:formula="of:=POWER(1+1/16;[.C31])" office:value-type="float" office:value="68630377364882.9" calcext:value-type="float">
            <text:p>68,630,377,364,883</text:p>
          </table:table-cell>
          <table:table-cell/>
          <table:table-cell table:formula="of:=LOG([.B31];2)/LOG(1+1/8;2)" office:value-type="float" office:value="270.495289867735" calcext:value-type="float">
            <text:p>270.495289867735</text:p>
          </table:table-cell>
          <table:table-cell table:formula="of:=[.F31]*16" office:value-type="float" office:value="4327.92463788376" calcext:value-type="float">
            <text:p>4327.92463788376</text:p>
          </table:table-cell>
          <table:table-cell table:formula="of:=[.G31]*2" office:value-type="float" office:value="8655.84927576751" calcext:value-type="float">
            <text:p>8655.84927576751</text:p>
          </table:table-cell>
          <table:table-cell/>
          <table:table-cell table:formula="of:=LOG10([.B31])/LOG10(1.125)" office:value-type="float" office:value="270.495289867735" calcext:value-type="float">
            <text:p>270.495289867735</text:p>
          </table:table-cell>
        </table:table-row>
        <table:table-row table:style-name="ro1">
          <table:table-cell table:formula="of:=[.A31]*3" office:value-type="float" office:value="205891.132094649" calcext:value-type="float">
            <text:p>205891.132094649</text:p>
          </table:table-cell>
          <table:table-cell table:formula="of:=[.A32]*POWER(10;9)" office:value-type="float" office:value="205891132094649" calcext:value-type="float">
            <text:p>205891132094649</text:p>
          </table:table-cell>
          <table:table-cell table:formula="of:=LOG([.B32];1+1/16)" office:value-type="float" office:value="543.646585703048" calcext:value-type="float">
            <text:p>543.647</text:p>
          </table:table-cell>
          <table:table-cell table:formula="of:=POWER(1+1/16;[.C32])" office:value-type="float" office:value="205891132094649" calcext:value-type="float">
            <text:p>205,891,132,094,649</text:p>
          </table:table-cell>
          <table:table-cell/>
          <table:table-cell table:formula="of:=LOG([.B32];2)/LOG(1+1/8;2)" office:value-type="float" office:value="279.822713656277" calcext:value-type="float">
            <text:p>279.822713656277</text:p>
          </table:table-cell>
          <table:table-cell table:formula="of:=[.F32]*16" office:value-type="float" office:value="4477.16341850044" calcext:value-type="float">
            <text:p>4477.16341850044</text:p>
          </table:table-cell>
          <table:table-cell table:formula="of:=[.G32]*2" office:value-type="float" office:value="8954.32683700087" calcext:value-type="float">
            <text:p>8954.32683700087</text:p>
          </table:table-cell>
          <table:table-cell/>
          <table:table-cell table:formula="of:=LOG10([.B32])/LOG10(1.125)" office:value-type="float" office:value="279.822713656277" calcext:value-type="float">
            <text:p>279.822713656277</text:p>
          </table:table-cell>
        </table:table-row>
        <table:table-row table:style-name="ro1">
          <table:table-cell table:formula="of:=[.A32]*3" office:value-type="float" office:value="617673.396283947" calcext:value-type="float">
            <text:p>617673.396283947</text:p>
          </table:table-cell>
          <table:table-cell table:formula="of:=[.A33]*POWER(10;9)" office:value-type="float" office:value="617673396283947" calcext:value-type="float">
            <text:p>617673396283947</text:p>
          </table:table-cell>
          <table:table-cell table:formula="of:=LOG([.B33];1+1/16)" office:value-type="float" office:value="561.768138559816" calcext:value-type="float">
            <text:p>561.768</text:p>
          </table:table-cell>
          <table:table-cell table:formula="of:=POWER(1+1/16;[.C33])" office:value-type="float" office:value="617673396283949" calcext:value-type="float">
            <text:p>617,673,396,283,949</text:p>
          </table:table-cell>
          <table:table-cell/>
          <table:table-cell table:formula="of:=LOG([.B33];2)/LOG(1+1/8;2)" office:value-type="float" office:value="289.15013744482" calcext:value-type="float">
            <text:p>289.15013744482</text:p>
          </table:table-cell>
          <table:table-cell table:formula="of:=[.F33]*16" office:value-type="float" office:value="4626.40219911712" calcext:value-type="float">
            <text:p>4626.40219911712</text:p>
          </table:table-cell>
          <table:table-cell table:formula="of:=[.G33]*2" office:value-type="float" office:value="9252.80439823424" calcext:value-type="float">
            <text:p>9252.80439823424</text:p>
          </table:table-cell>
          <table:table-cell/>
          <table:table-cell table:formula="of:=LOG10([.B33])/LOG10(1.125)" office:value-type="float" office:value="289.15013744482" calcext:value-type="float">
            <text:p>289.15013744482</text:p>
          </table:table-cell>
        </table:table-row>
        <table:table-row table:style-name="ro1">
          <table:table-cell table:formula="of:=[.A33]*3" office:value-type="float" office:value="1853020.18885184" calcext:value-type="float">
            <text:p>1853020.18885184</text:p>
          </table:table-cell>
          <table:table-cell table:formula="of:=[.A34]*POWER(10;9)" office:value-type="float" office:value="1.85302018885184E+015" calcext:value-type="float">
            <text:p>1.85302018885184E+015</text:p>
          </table:table-cell>
          <table:table-cell table:formula="of:=LOG([.B34];1+1/16)" office:value-type="float" office:value="579.889691416584" calcext:value-type="float">
            <text:p>579.890</text:p>
          </table:table-cell>
          <table:table-cell table:formula="of:=POWER(1+1/16;[.C34])" office:value-type="float" office:value="1853020188851850" calcext:value-type="float">
            <text:p>1,853,020,188,851,850</text:p>
          </table:table-cell>
          <table:table-cell/>
          <table:table-cell table:formula="of:=LOG([.B34];2)/LOG(1+1/8;2)" office:value-type="float" office:value="298.477561233362" calcext:value-type="float">
            <text:p>298.477561233362</text:p>
          </table:table-cell>
          <table:table-cell table:formula="of:=[.F34]*16" office:value-type="float" office:value="4775.6409797338" calcext:value-type="float">
            <text:p>4775.6409797338</text:p>
          </table:table-cell>
          <table:table-cell table:formula="of:=[.G34]*2" office:value-type="float" office:value="9551.2819594676" calcext:value-type="float">
            <text:p>9551.2819594676</text:p>
          </table:table-cell>
          <table:table-cell/>
          <table:table-cell table:formula="of:=LOG10([.B34])/LOG10(1.125)" office:value-type="float" office:value="298.477561233362" calcext:value-type="float">
            <text:p>298.477561233362</text:p>
          </table:table-cell>
        </table:table-row>
      </table:table>
      <table:table table:name="avg" table:style-name="ta1">
        <table:table-column table:style-name="co4" table:default-cell-style-name="Default"/>
        <table:table-column table:style-name="co4" table:default-cell-style-name="ce10"/>
        <table:table-row table:style-name="ro1">
          <table:table-cell office:value-type="string" calcext:value-type="string">
            <text:p>std dev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0131822678979698" calcext:value-type="percentage">
            <text:p>0.1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21400233916549" calcext:value-type="percentage">
            <text:p>2.1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135905121983278" calcext:value-type="percentage">
            <text:p>13.5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682689492137086" calcext:value-type="percentage">
            <text:p>68.2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135905121983278" calcext:value-type="percentage">
            <text:p>13.5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21400233916549" calcext:value-type="percentage">
            <text:p>2.1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0131822678979698" calcext:value-type="percentage">
            <text:p>0.13%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UM([.B2:.B8])" office:value-type="percentage" office:value="0.999936657516334" calcext:value-type="percentage">
            <text:p>99.9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3:02:58.6011218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20:38:12.974368450</meta:creation-date>
    <dc:date>2022-05-25T13:21:30.620878087</dc:date>
    <meta:editing-duration>PT17H46M16S</meta:editing-duration>
    <meta:editing-cycles>20</meta:editing-cycles>
    <meta:generator>LibreOffice/7.2.7.2$Linux_X86_64 LibreOffice_project/20$Build-2</meta:generator>
    <meta:document-statistic meta:table-count="3" meta:cell-count="562" meta:object-count="0"/>
  </office:meta>
</office:document-meta>
</file>